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63in"/>
    </style:style>
    <style:style style:name="co2" style:family="table-column">
      <style:table-column-properties fo:break-before="auto" style:column-width="3.5957in"/>
    </style:style>
    <style:style style:name="co3" style:family="table-column">
      <style:table-column-properties fo:break-before="auto" style:column-width="2.0992in"/>
    </style:style>
    <style:style style:name="co4" style:family="table-column">
      <style:table-column-properties fo:break-before="auto" style:column-width="23.0535in"/>
    </style:style>
    <style:style style:name="co5" style:family="table-column">
      <style:table-column-properties fo:break-before="auto" style:column-width="3.4866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Job Title</text:p>
          </table:table-cell>
          <table:table-cell office:value-type="string">
            <text:p>Company</text:p>
          </table:table-cell>
          <table:table-cell office:value-type="string">
            <text:p>Location</text:p>
          </table:table-cell>
          <table:table-cell office:value-type="string">
            <text:p>Link</text:p>
          </table:table-cell>
          <table:table-cell office:value-type="string">
            <text:p>Source Company</text:p>
          </table:table-cell>
        </table:table-row>
        <table:table-row table:style-name="ro2">
          <table:table-cell office:value-type="string">
            <text:p>Mission Integration Coordinator</text:p>
          </table:table-cell>
          <table:table-cell office:value-type="string">
            <text:p>a.i. solutions</text:p>
          </table:table-cell>
          <table:table-cell office:value-type="string">
            <text:p>Merritt Island, FL</text:p>
          </table:table-cell>
          <table:table-cell office:value-type="string">
            <text:p>https://www.linkedin.com/jobs/view/mission-integration-coordinator-at-a-i-solutions-4174776453?position=2&amp;pageNum=0&amp;refId=IbzWGR8FPmQyZ06kOd679Q%3D%3D&amp;trackingId=XQw%2FHMMr0VXlcgtEmBu3BQ%3D%3D</text:p>
          </table:table-cell>
          <table:table-cell office:value-type="string">
            <text:p>a.i. solutions</text:p>
          </table:table-cell>
        </table:table-row>
        <table:table-row table:style-name="ro2">
          <table:table-cell office:value-type="string">
            <text:p>Aircraft A&amp;P Mechanic - Line Maintenance</text:p>
          </table:table-cell>
          <table:table-cell office:value-type="string">
            <text:p>AAR</text:p>
          </table:table-cell>
          <table:table-cell office:value-type="string">
            <text:p>Oklahoma City, OK</text:p>
          </table:table-cell>
          <table:table-cell office:value-type="string">
            <text:p>https://www.linkedin.com/jobs/view/aircraft-a-p-mechanic-line-maintenance-at-aar-4183961404?position=49&amp;pageNum=0&amp;refId=J6JJSlEWlIUEkUdOxj2E0g%3D%3D&amp;trackingId=2HFAHz1p2W%2FCAuvnkGfmGg%3D%3D</text:p>
          </table:table-cell>
          <table:table-cell office:value-type="string">
            <text:p>AAR Corporation</text:p>
          </table:table-cell>
        </table:table-row>
        <table:table-row table:style-name="ro2">
          <table:table-cell office:value-type="string">
            <text:p>Program Assistant - Aerospace</text:p>
          </table:table-cell>
          <table:table-cell office:value-type="string">
            <text:p>Accurus Aerospace Corporation</text:p>
          </table:table-cell>
          <table:table-cell office:value-type="string">
            <text:p>Tulsa, OK</text:p>
          </table:table-cell>
          <table:table-cell office:value-type="string">
            <text:p>https://www.linkedin.com/jobs/view/program-assistant-aerospace-at-accurus-aerospace-corporation-4132555335?position=9&amp;pageNum=0&amp;refId=ybdlX2J6EUP65CwF4Jq6DA%3D%3D&amp;trackingId=8NQ2phTCWqqjSOZJOEmwWw%3D%3D</text:p>
          </table:table-cell>
          <table:table-cell office:value-type="string">
            <text:p>The Aerospace Corporation</text:p>
          </table:table-cell>
        </table:table-row>
        <table:table-row table:style-name="ro2">
          <table:table-cell office:value-type="string">
            <text:p>Program Support Associate</text:p>
          </table:table-cell>
          <table:table-cell office:value-type="string">
            <text:p>Accurus Aerospace Corporation</text:p>
          </table:table-cell>
          <table:table-cell office:value-type="string">
            <text:p>Atlanta Metropolitan Area</text:p>
          </table:table-cell>
          <table:table-cell office:value-type="string">
            <text:p>https://www.linkedin.com/jobs/view/program-support-associate-at-accurus-aerospace-corporation-4136576464?position=13&amp;pageNum=0&amp;refId=ybdlX2J6EUP65CwF4Jq6DA%3D%3D&amp;trackingId=1WcjAwAAd9FbtX3TUnccPA%3D%3D</text:p>
          </table:table-cell>
          <table:table-cell office:value-type="string">
            <text:p>The Aerospace Corporation</text:p>
          </table:table-cell>
        </table:table-row>
        <table:table-row table:style-name="ro2">
          <table:table-cell office:value-type="string">
            <text:p>Program Support Associate</text:p>
          </table:table-cell>
          <table:table-cell office:value-type="string">
            <text:p>Accurus Aerospace Corporation</text:p>
          </table:table-cell>
          <table:table-cell office:value-type="string">
            <text:p>Athens, GA</text:p>
          </table:table-cell>
          <table:table-cell office:value-type="string">
            <text:p>https://www.linkedin.com/jobs/view/program-support-associate-at-accurus-aerospace-corporation-4135516495?position=16&amp;pageNum=0&amp;refId=ybdlX2J6EUP65CwF4Jq6DA%3D%3D&amp;trackingId=VXfDPdEkr%2FBfK5986PjOLg%3D%3D</text:p>
          </table:table-cell>
          <table:table-cell office:value-type="string">
            <text:p>The Aerospace Corporation</text:p>
          </table:table-cell>
        </table:table-row>
        <table:table-row table:style-name="ro2">
          <table:table-cell office:value-type="string">
            <text:p>Material Clerk I (H/F) - MAG AEROSPACE INDUSTRIES, LLC</text:p>
          </table:table-cell>
          <table:table-cell office:value-type="string">
            <text:p>AEROCONTACT</text:p>
          </table:table-cell>
          <table:table-cell office:value-type="string">
            <text:p>Carson, CA</text:p>
          </table:table-cell>
          <table:table-cell office:value-type="string">
            <text:p>https://www.linkedin.com/jobs/view/material-clerk-i-h-f-mag-aerospace-industries-llc-at-aerocontact-4187659484?position=11&amp;pageNum=0&amp;refId=kXsrzkM%2FdbuswsBHt06Hig%3D%3D&amp;trackingId=9xsqycTKRNHuzeRrZwDyTg%3D%3D</text:p>
          </table:table-cell>
          <table:table-cell office:value-type="string">
            <text:p>MAG Aerospace</text:p>
          </table:table-cell>
        </table:table-row>
        <table:table-row table:style-name="ro2">
          <table:table-cell office:value-type="string">
            <text:p>Design Engineer I</text:p>
          </table:table-cell>
          <table:table-cell office:value-type="string">
            <text:p>Airbus</text:p>
          </table:table-cell>
          <table:table-cell office:value-type="string">
            <text:p>Wichita, KS</text:p>
          </table:table-cell>
          <table:table-cell office:value-type="string">
            <text:p>https://www.linkedin.com/jobs/view/design-engineer-i-at-airbus-4193429456?position=1&amp;pageNum=0&amp;refId=Y9i6ok2Hx5QU%2Fkl9Y73hXA%3D%3D&amp;trackingId=%2B%2FeEviWojzJkFcKsUmMA%2FQ%3D%3D</text:p>
          </table:table-cell>
          <table:table-cell office:value-type="string">
            <text:p>Airbus</text:p>
          </table:table-cell>
        </table:table-row>
        <table:table-row table:style-name="ro2">
          <table:table-cell office:value-type="string">
            <text:p>Aircraft Mechanic</text:p>
          </table:table-cell>
          <table:table-cell office:value-type="string">
            <text:p>Airline Maintenance Service, Inc.</text:p>
          </table:table-cell>
          <table:table-cell office:value-type="string">
            <text:p>Nashville, TN</text:p>
          </table:table-cell>
          <table:table-cell office:value-type="string">
            <text:p>https://www.linkedin.com/jobs/view/aircraft-mechanic-at-airline-maintenance-service-inc-4132729344?position=50&amp;pageNum=0&amp;refId=Y9i6ok2Hx5QU%2Fkl9Y73hXA%3D%3D&amp;trackingId=xhn%2BqxFdrV1%2Bk8a3ARUgVQ%3D%3D</text:p>
          </table:table-cell>
          <table:table-cell office:value-type="string">
            <text:p>Airbus</text:p>
          </table:table-cell>
        </table:table-row>
        <table:table-row table:style-name="ro2">
          <table:table-cell office:value-type="string">
            <text:p>Aircraft Mechanic</text:p>
          </table:table-cell>
          <table:table-cell office:value-type="string">
            <text:p>Airline Maintenance Service, Inc.</text:p>
          </table:table-cell>
          <table:table-cell office:value-type="string">
            <text:p>Greensboro, NC</text:p>
          </table:table-cell>
          <table:table-cell office:value-type="string">
            <text:p>https://www.linkedin.com/jobs/view/aircraft-mechanic-at-airline-maintenance-service-inc-4170118890?position=54&amp;pageNum=0&amp;refId=Y9i6ok2Hx5QU%2Fkl9Y73hXA%3D%3D&amp;trackingId=E%2F34ThUGfe%2Fw8MAF03mVqw%3D%3D</text:p>
          </table:table-cell>
          <table:table-cell office:value-type="string">
            <text:p>Airbus</text:p>
          </table:table-cell>
        </table:table-row>
        <table:table-row table:style-name="ro2">
          <table:table-cell office:value-type="string">
            <text:p>Aircraft Mechanic</text:p>
          </table:table-cell>
          <table:table-cell office:value-type="string">
            <text:p>Airline Maintenance Service, Inc.</text:p>
          </table:table-cell>
          <table:table-cell office:value-type="string">
            <text:p>Columbia, MO</text:p>
          </table:table-cell>
          <table:table-cell office:value-type="string">
            <text:p>https://www.linkedin.com/jobs/view/aircraft-mechanic-at-airline-maintenance-service-inc-4170110930?position=9&amp;pageNum=5&amp;refId=D%2FkVKLoenMxGJiSBVqXw1Q%3D%3D&amp;trackingId=EHivoygwT6%2B1O14M9E9SHQ%3D%3D</text:p>
          </table:table-cell>
          <table:table-cell office:value-type="string">
            <text:p>Airbus</text:p>
          </table:table-cell>
        </table:table-row>
        <table:table-row table:style-name="ro2">
          <table:table-cell office:value-type="string">
            <text:p>Structural Assembler I</text:p>
          </table:table-cell>
          <table:table-cell office:value-type="string">
            <text:p>Albany International Corp.</text:p>
          </table:table-cell>
          <table:table-cell office:value-type="string">
            <text:p>Salt Lake City, UT</text:p>
          </table:table-cell>
          <table:table-cell office:value-type="string">
            <text:p>https://www.linkedin.com/jobs/view/structural-assembler-i-at-albany-international-corp-4115307235?position=8&amp;pageNum=12&amp;refId=nTWVgeJXetOPNuDP%2BxgQtA%3D%3D&amp;trackingId=Dp%2Fn7Sv12g0c46SD6Atabg%3D%3D</text:p>
          </table:table-cell>
          <table:table-cell office:value-type="string">
            <text:p>Airbus</text:p>
          </table:table-cell>
        </table:table-row>
        <table:table-row table:style-name="ro2">
          <table:table-cell office:value-type="string">
            <text:p>Infrastructure Systems Engineer</text:p>
          </table:table-cell>
          <table:table-cell office:value-type="string">
            <text:p>Archer</text:p>
          </table:table-cell>
          <table:table-cell office:value-type="string">
            <text:p>Covington, GA</text:p>
          </table:table-cell>
          <table:table-cell office:value-type="string">
            <text:p>https://www.linkedin.com/jobs/view/infrastructure-systems-engineer-at-archer-4184530856?position=7&amp;pageNum=0&amp;refId=YqJEz9hSq2%2Fy5T8MA0wfMQ%3D%3D&amp;trackingId=9lVGpUk8RJMuGJZJ1mUowQ%3D%3D</text:p>
          </table:table-cell>
          <table:table-cell office:value-type="string">
            <text:p>Archer Aviation</text:p>
          </table:table-cell>
        </table:table-row>
        <table:table-row table:style-name="ro2">
          <table:table-cell office:value-type="string">
            <text:p>Aerospace Mechanical Engineer (Supporting the AFRL)</text:p>
          </table:table-cell>
          <table:table-cell office:value-type="string">
            <text:p>ASRC Federal</text:p>
          </table:table-cell>
          <table:table-cell office:value-type="string">
            <text:p>Edwards, CO</text:p>
          </table:table-cell>
          <table:table-cell office:value-type="string">
            <text:p>https://www.linkedin.com/jobs/view/aerospace-mechanical-engineer-supporting-the-afrl-at-asrc-federal-4185037531?position=8&amp;pageNum=7&amp;refId=2puV1RTLp3Y6AKD7QIfA3Q%3D%3D&amp;trackingId=Jz0GSZ%2BxxPPIlEqwhC5oDQ%3D%3D</text:p>
          </table:table-cell>
          <table:table-cell office:value-type="string">
            <text:p>In-Space Missions Aerospace</text:p>
          </table:table-cell>
        </table:table-row>
        <table:table-row table:style-name="ro2">
          <table:table-cell office:value-type="string">
            <text:p>Associate Test Engineer</text:p>
          </table:table-cell>
          <table:table-cell office:value-type="string">
            <text:p>AST SpaceMobile</text:p>
          </table:table-cell>
          <table:table-cell office:value-type="string">
            <text:p>Midland, TX</text:p>
          </table:table-cell>
          <table:table-cell office:value-type="string">
            <text:p>https://www.linkedin.com/jobs/view/associate-test-engineer-at-ast-spacemobile-4103539116?position=5&amp;pageNum=0&amp;refId=jWIO8htklF8U6CEMyn7KBw%3D%3D&amp;trackingId=1pzRKA78p%2BUenqDUeykRiA%3D%3D</text:p>
          </table:table-cell>
          <table:table-cell office:value-type="string">
            <text:p>AST SpaceMobile</text:p>
          </table:table-cell>
        </table:table-row>
        <table:table-row table:style-name="ro2">
          <table:table-cell office:value-type="string">
            <text:p>Basic Flight Test Engineer</text:p>
          </table:table-cell>
          <table:table-cell office:value-type="string">
            <text:p>Astrion</text:p>
          </table:table-cell>
          <table:table-cell office:value-type="string">
            <text:p>Huntsville, AL</text:p>
          </table:table-cell>
          <table:table-cell office:value-type="string">
            <text:p>https://www.linkedin.com/jobs/view/basic-flight-test-engineer-at-astrion-4188557267?position=60&amp;pageNum=0&amp;refId=0oXaiM6WU%2FyoqKmy5%2FudqA%3D%3D&amp;trackingId=UWcMbyRMUd5Ms2HroM8dYQ%3D%3D</text:p>
          </table:table-cell>
          <table:table-cell office:value-type="string">
            <text:p>In-Space Missions Aerospace</text:p>
          </table:table-cell>
        </table:table-row>
        <table:table-row table:style-name="ro2">
          <table:table-cell office:value-type="string">
            <text:p>Die Designer</text:p>
          </table:table-cell>
          <table:table-cell office:value-type="string">
            <text:p>ATI</text:p>
          </table:table-cell>
          <table:table-cell office:value-type="string">
            <text:p>Cudahy, WI</text:p>
          </table:table-cell>
          <table:table-cell office:value-type="string">
            <text:p>https://www.linkedin.com/jobs/view/die-designer-at-ati-4177776783?position=12&amp;pageNum=0&amp;refId=WmDPZbwRWP80KcNNm1v0vA%3D%3D&amp;trackingId=rt387Fv5vdStBaUCCKMExA%3D%3D</text:p>
          </table:table-cell>
          <table:table-cell office:value-type="string">
            <text:p>ATI (Allegheny Technologies Incorporated)</text:p>
          </table:table-cell>
        </table:table-row>
        <table:table-row table:style-name="ro2">
          <table:table-cell office:value-type="string">
            <text:p>Instrumentation Associate</text:p>
          </table:table-cell>
          <table:table-cell office:value-type="string">
            <text:p>ATI</text:p>
          </table:table-cell>
          <table:table-cell office:value-type="string">
            <text:p>Monroe, NC</text:p>
          </table:table-cell>
          <table:table-cell office:value-type="string">
            <text:p>https://www.linkedin.com/jobs/view/instrumentation-associate-at-ati-4151482189?position=17&amp;pageNum=0&amp;refId=WmDPZbwRWP80KcNNm1v0vA%3D%3D&amp;trackingId=wi38tsYzzAZnhx6EbdIk8g%3D%3D</text:p>
          </table:table-cell>
          <table:table-cell office:value-type="string">
            <text:p>ATI (Allegheny Technologies Incorporated)</text:p>
          </table:table-cell>
        </table:table-row>
        <table:table-row table:style-name="ro2">
          <table:table-cell office:value-type="string">
            <text:p>Electronics Associate</text:p>
          </table:table-cell>
          <table:table-cell office:value-type="string">
            <text:p>ATI</text:p>
          </table:table-cell>
          <table:table-cell office:value-type="string">
            <text:p>Monroe, NC</text:p>
          </table:table-cell>
          <table:table-cell office:value-type="string">
            <text:p>https://www.linkedin.com/jobs/view/electronics-associate-at-ati-4132537457?position=22&amp;pageNum=0&amp;refId=WmDPZbwRWP80KcNNm1v0vA%3D%3D&amp;trackingId=f%2B%2FDS%2Bt%2FCA3y3YPHu7qFFQ%3D%3D</text:p>
          </table:table-cell>
          <table:table-cell office:value-type="string">
            <text:p>ATI (Allegheny Technologies Incorporated)</text:p>
          </table:table-cell>
        </table:table-row>
        <table:table-row table:style-name="ro2">
          <table:table-cell office:value-type="string">
            <text:p>Maintenance Associate</text:p>
          </table:table-cell>
          <table:table-cell office:value-type="string">
            <text:p>ATI</text:p>
          </table:table-cell>
          <table:table-cell office:value-type="string">
            <text:p>Richburg, SC</text:p>
          </table:table-cell>
          <table:table-cell office:value-type="string">
            <text:p>https://www.linkedin.com/jobs/view/maintenance-associate-at-ati-4132540407?position=4&amp;pageNum=7&amp;refId=Q2%2FaNK1%2FEHOgJ3dAilvxqw%3D%3D&amp;trackingId=aFa9HPeovMM8xB6JYr1mQg%3D%3D</text:p>
          </table:table-cell>
          <table:table-cell office:value-type="string">
            <text:p>ATI (Allegheny Technologies Incorporated)</text:p>
          </table:table-cell>
        </table:table-row>
        <table:table-row table:style-name="ro2">
          <table:table-cell office:value-type="string">
            <text:p>Maintenance Associate - Remelt</text:p>
          </table:table-cell>
          <table:table-cell office:value-type="string">
            <text:p>ATI</text:p>
          </table:table-cell>
          <table:table-cell office:value-type="string">
            <text:p>Monroe, NC</text:p>
          </table:table-cell>
          <table:table-cell office:value-type="string">
            <text:p>https://www.linkedin.com/jobs/view/maintenance-associate-remelt-at-ati-4168613855?position=10&amp;pageNum=7&amp;refId=Q2%2FaNK1%2FEHOgJ3dAilvxqw%3D%3D&amp;trackingId=GL5E%2BzW5IPhjQjvH%2Ftw4YA%3D%3D</text:p>
          </table:table-cell>
          <table:table-cell office:value-type="string">
            <text:p>ATI (Allegheny Technologies Incorporated)</text:p>
          </table:table-cell>
        </table:table-row>
        <table:table-row table:style-name="ro2">
          <table:table-cell office:value-type="string">
            <text:p>Aircraft Mechanic / A&amp;P Mechanic - APA Airport</text:p>
          </table:table-cell>
          <table:table-cell office:value-type="string">
            <text:p>ATP Flight School</text:p>
          </table:table-cell>
          <table:table-cell office:value-type="string">
            <text:p>Denver, CO</text:p>
          </table:table-cell>
          <table:table-cell office:value-type="string">
            <text:p>https://www.linkedin.com/jobs/view/aircraft-mechanic-a-p-mechanic-apa-airport-at-atp-flight-school-4131644198?position=14&amp;pageNum=0&amp;refId=IUNWJx2gjDl3iGcgElEwmw%3D%3D&amp;trackingId=mbwIzBIVPGfYQb%2F1liQWKA%3D%3D</text:p>
          </table:table-cell>
          <table:table-cell office:value-type="string">
            <text:p>Cessna</text:p>
          </table:table-cell>
        </table:table-row>
        <table:table-row table:style-name="ro2">
          <table:table-cell office:value-type="string">
            <text:p>Aircraft Mechanic / A&amp;P Mechanic - CXO Airport</text:p>
          </table:table-cell>
          <table:table-cell office:value-type="string">
            <text:p>ATP Flight School</text:p>
          </table:table-cell>
          <table:table-cell office:value-type="string">
            <text:p>Conroe, TX</text:p>
          </table:table-cell>
          <table:table-cell office:value-type="string">
            <text:p>https://www.linkedin.com/jobs/view/aircraft-mechanic-a-p-mechanic-cxo-airport-at-atp-flight-school-4121908948?position=46&amp;pageNum=0&amp;refId=npwuVq5djvtKRWR8tRguOg%3D%3D&amp;trackingId=b8i%2BfnsSYXyhLFUmAHjqCQ%3D%3D</text:p>
          </table:table-cell>
          <table:table-cell office:value-type="string">
            <text:p>Garmin Aviation</text:p>
          </table:table-cell>
        </table:table-row>
        <table:table-row table:style-name="ro2">
          <table:table-cell office:value-type="string">
            <text:p>Aircraft Mechanic / A&amp;P Mechanic - DTO Airport</text:p>
          </table:table-cell>
          <table:table-cell office:value-type="string">
            <text:p>ATP Flight School</text:p>
          </table:table-cell>
          <table:table-cell office:value-type="string">
            <text:p>Denton, TX</text:p>
          </table:table-cell>
          <table:table-cell office:value-type="string">
            <text:p>https://www.linkedin.com/jobs/view/aircraft-mechanic-a-p-mechanic-dto-airport-at-atp-flight-school-4179559095?position=52&amp;pageNum=0&amp;refId=npwuVq5djvtKRWR8tRguOg%3D%3D&amp;trackingId=voPe1ldTs5%2Bv8bIE59njhA%3D%3D</text:p>
          </table:table-cell>
          <table:table-cell office:value-type="string">
            <text:p>Garmin Aviation</text:p>
          </table:table-cell>
        </table:table-row>
        <table:table-row table:style-name="ro2">
          <table:table-cell office:value-type="string">
            <text:p>Structures Engineer</text:p>
          </table:table-cell>
          <table:table-cell office:value-type="string">
            <text:p>Aurora Flight Sciences</text:p>
          </table:table-cell>
          <table:table-cell office:value-type="string">
            <text:p>Cambridge, MA</text:p>
          </table:table-cell>
          <table:table-cell office:value-type="string">
            <text:p>https://www.linkedin.com/jobs/view/structures-engineer-at-aurora-flight-sciences-4177775211?position=2&amp;pageNum=0&amp;refId=Zyj4UkiryC8OeIMgLefh8g%3D%3D&amp;trackingId=b8vFheYEgsLejfof57mVQw%3D%3D</text:p>
          </table:table-cell>
          <table:table-cell office:value-type="string">
            <text:p>Aurora Flight Sciences</text:p>
          </table:table-cell>
        </table:table-row>
        <table:table-row table:style-name="ro2">
          <table:table-cell office:value-type="string">
            <text:p>Associate Broker</text:p>
          </table:table-cell>
          <table:table-cell office:value-type="string">
            <text:p>AvSKY Jets</text:p>
          </table:table-cell>
          <table:table-cell office:value-type="string">
            <text:p>Venice, FL</text:p>
          </table:table-cell>
          <table:table-cell office:value-type="string">
            <text:p>https://www.linkedin.com/jobs/view/associate-broker-at-avsky-jets-4188971395?position=6&amp;pageNum=0&amp;refId=IUNWJx2gjDl3iGcgElEwmw%3D%3D&amp;trackingId=9mPhK9gw19jWfOjmKozCnA%3D%3D</text:p>
          </table:table-cell>
          <table:table-cell office:value-type="string">
            <text:p>Cessna</text:p>
          </table:table-cell>
        </table:table-row>
        <table:table-row table:style-name="ro2">
          <table:table-cell office:value-type="string">
            <text:p>Junior Radar Modeling Engineer</text:p>
          </table:table-cell>
          <table:table-cell office:value-type="string">
            <text:p>Axient</text:p>
          </table:table-cell>
          <table:table-cell office:value-type="string">
            <text:p>Columbia, MD</text:p>
          </table:table-cell>
          <table:table-cell office:value-type="string">
            <text:p>https://www.linkedin.com/jobs/view/junior-radar-modeling-engineer-at-axient-4158899312?position=5&amp;pageNum=0&amp;refId=GYlMZ2euOJGXmn0EQViCGA%3D%3D&amp;trackingId=T5D%2BMZNg13aFSC%2FdZTLcQg%3D%3D</text:p>
          </table:table-cell>
          <table:table-cell office:value-type="string">
            <text:p>Axient</text:p>
          </table:table-cell>
        </table:table-row>
        <table:table-row table:style-name="ro2">
          <table:table-cell office:value-type="string">
            <text:p>Product Design Engineer</text:p>
          </table:table-cell>
          <table:table-cell office:value-type="string">
            <text:p>BAE Systems, Inc.</text:p>
          </table:table-cell>
          <table:table-cell office:value-type="string">
            <text:p>Fort Wayne, IN</text:p>
          </table:table-cell>
          <table:table-cell office:value-type="string">
            <text:p>https://www.linkedin.com/jobs/view/product-design-engineer-at-bae-systems-inc-4141178125?position=11&amp;pageNum=0&amp;refId=lzdq2JgwY9g0mMV%2F9Maqgw%3D%3D&amp;trackingId=azCtcabAccNhrV%2BRMM9EKg%3D%3D</text:p>
          </table:table-cell>
          <table:table-cell office:value-type="string">
            <text:p>York Space Systems Aerospace</text:p>
          </table:table-cell>
        </table:table-row>
        <table:table-row table:style-name="ro2">
          <table:table-cell office:value-type="string">
            <text:p>ISS Mission Operations Planning Flight Controller (OPS PLAN)</text:p>
          </table:table-cell>
          <table:table-cell office:value-type="string">
            <text:p>Barrios Technology</text:p>
          </table:table-cell>
          <table:table-cell office:value-type="string">
            <text:p>Houston, TX</text:p>
          </table:table-cell>
          <table:table-cell office:value-type="string">
            <text:p>https://www.linkedin.com/jobs/view/iss-mission-operations-planning-flight-controller-ops-plan-at-barrios-technology-4139771648?position=51&amp;pageNum=0&amp;refId=0oXaiM6WU%2FyoqKmy5%2FudqA%3D%3D&amp;trackingId=n7rSRXVcc7YJ3a35LsD9xQ%3D%3D</text:p>
          </table:table-cell>
          <table:table-cell office:value-type="string">
            <text:p>In-Space Missions Aerospace</text:p>
          </table:table-cell>
        </table:table-row>
        <table:table-row table:style-name="ro2">
          <table:table-cell office:value-type="string">
            <text:p>SC Procurement Associate</text:p>
          </table:table-cell>
          <table:table-cell office:value-type="string">
            <text:p>Bell Flight</text:p>
          </table:table-cell>
          <table:table-cell office:value-type="string">
            <text:p>Piney Flats, TN</text:p>
          </table:table-cell>
          <table:table-cell office:value-type="string">
            <text:p>https://www.linkedin.com/jobs/view/sc-procurement-associate-at-bell-flight-4175182401?position=3&amp;pageNum=0&amp;refId=45sd7tdtfiowJgSIt7xEaw%3D%3D&amp;trackingId=0M%2BkpddeOJk8tHys3%2FFZow%3D%3D</text:p>
          </table:table-cell>
          <table:table-cell office:value-type="string">
            <text:p>Bell Helicopter</text:p>
          </table:table-cell>
        </table:table-row>
        <table:table-row table:style-name="ro2">
          <table:table-cell office:value-type="string">
            <text:p>Transporter Spacecraft Project Engineer</text:p>
          </table:table-cell>
          <table:table-cell office:value-type="string">
            <text:p>Blue Origin</text:p>
          </table:table-cell>
          <table:table-cell office:value-type="string">
            <text:p>Merritt Island, FL</text:p>
          </table:table-cell>
          <table:table-cell office:value-type="string">
            <text:p>https://www.linkedin.com/jobs/view/transporter-spacecraft-project-engineer-at-blue-origin-4136202528?position=28&amp;pageNum=0&amp;refId=I%2FIzUkZ4whOZ1bOUYtJvKw%3D%3D&amp;trackingId=hSPenhvRgEZfMI6IGkG1XA%3D%3D</text:p>
          </table:table-cell>
          <table:table-cell office:value-type="string">
            <text:p>Blue Origin</text:p>
          </table:table-cell>
        </table:table-row>
        <table:table-row table:style-name="ro2">
          <table:table-cell office:value-type="string">
            <text:p>(Early Career) Precision Aerospace Metallics Assembler</text:p>
          </table:table-cell>
          <table:table-cell office:value-type="string">
            <text:p>Blue Origin</text:p>
          </table:table-cell>
          <table:table-cell office:value-type="string">
            <text:p>Huntsville, AL</text:p>
          </table:table-cell>
          <table:table-cell office:value-type="string">
            <text:p>https://www.linkedin.com/jobs/view/early-career-precision-aerospace-metallics-assembler-at-blue-origin-4190805412?position=46&amp;pageNum=0&amp;refId=I%2FIzUkZ4whOZ1bOUYtJvKw%3D%3D&amp;trackingId=7cIeMZ%2FCDz%2FP%2Bnd%2FktNhsA%3D%3D</text:p>
          </table:table-cell>
          <table:table-cell office:value-type="string">
            <text:p>Blue Origin</text:p>
          </table:table-cell>
        </table:table-row>
        <table:table-row table:style-name="ro2">
          <table:table-cell office:value-type="string">
            <text:p>Inspector, Flight Test</text:p>
          </table:table-cell>
          <table:table-cell office:value-type="string">
            <text:p>Bombardier</text:p>
          </table:table-cell>
          <table:table-cell office:value-type="string">
            <text:p>Wichita, KS</text:p>
          </table:table-cell>
          <table:table-cell office:value-type="string">
            <text:p>https://www.linkedin.com/jobs/view/inspector-flight-test-at-bombardier-4192485082?position=11&amp;pageNum=0&amp;refId=HM%2BwbSAmUEhBesjXBiX0EA%3D%3D&amp;trackingId=XliliEE9gJw1ygHnzWsjLA%3D%3D</text:p>
          </table:table-cell>
          <table:table-cell office:value-type="string">
            <text:p>Bombardier Aerospace</text:p>
          </table:table-cell>
        </table:table-row>
        <table:table-row table:style-name="ro2">
          <table:table-cell office:value-type="string">
            <text:p>Aircraft Painter, Exterior/Finisher</text:p>
          </table:table-cell>
          <table:table-cell office:value-type="string">
            <text:p>Bombardier</text:p>
          </table:table-cell>
          <table:table-cell office:value-type="string">
            <text:p>Windsor Locks, CT</text:p>
          </table:table-cell>
          <table:table-cell office:value-type="string">
            <text:p>https://www.linkedin.com/jobs/view/aircraft-painter-exterior-finisher-at-bombardier-4189851913?position=20&amp;pageNum=0&amp;refId=HM%2BwbSAmUEhBesjXBiX0EA%3D%3D&amp;trackingId=aYXce%2F86KT5G5k52uw2MWw%3D%3D</text:p>
          </table:table-cell>
          <table:table-cell office:value-type="string">
            <text:p>Bombardier Aerospace</text:p>
          </table:table-cell>
        </table:table-row>
        <table:table-row table:style-name="ro2">
          <table:table-cell office:value-type="string">
            <text:p>Aircraft Electrician</text:p>
          </table:table-cell>
          <table:table-cell office:value-type="string">
            <text:p>Butler National Corporation</text:p>
          </table:table-cell>
          <table:table-cell office:value-type="string">
            <text:p>New Century, KS</text:p>
          </table:table-cell>
          <table:table-cell office:value-type="string">
            <text:p>https://www.linkedin.com/jobs/view/aircraft-electrician-at-butler-national-corporation-4180434366?position=39&amp;pageNum=0&amp;refId=npwuVq5djvtKRWR8tRguOg%3D%3D&amp;trackingId=JU0PG8tGBNdUWXiWVZSHhQ%3D%3D</text:p>
          </table:table-cell>
          <table:table-cell office:value-type="string">
            <text:p>Garmin Aviation</text:p>
          </table:table-cell>
        </table:table-row>
        <table:table-row table:style-name="ro2">
          <table:table-cell office:value-type="string">
            <text:p>Associate Metallurgist - Technology</text:p>
          </table:table-cell>
          <table:table-cell office:value-type="string">
            <text:p>Carpenter Technology Corporation</text:p>
          </table:table-cell>
          <table:table-cell office:value-type="string">
            <text:p>Latrobe, PA</text:p>
          </table:table-cell>
          <table:table-cell office:value-type="string">
            <text:p>https://www.linkedin.com/jobs/view/associate-metallurgist-technology-at-carpenter-technology-corporation-4170323009?position=15&amp;pageNum=0&amp;refId=oI%2F2X5LZOZIsmOOetQ9u8Q%3D%3D&amp;trackingId=aRq7RSH%2BC5kb2uwP4rbgJQ%3D%3D</text:p>
          </table:table-cell>
          <table:table-cell office:value-type="string">
            <text:p>Carpenter Technology Corporation</text:p>
          </table:table-cell>
        </table:table-row>
        <table:table-row table:style-name="ro2">
          <table:table-cell office:value-type="string">
            <text:p>Mechanical Design Engineer</text:p>
          </table:table-cell>
          <table:table-cell office:value-type="string">
            <text:p>Curtiss-Wright Corporation</text:p>
          </table:table-cell>
          <table:table-cell office:value-type="string">
            <text:p>Bethlehem, PA</text:p>
          </table:table-cell>
          <table:table-cell office:value-type="string">
            <text:p>https://www.linkedin.com/jobs/view/mechanical-design-engineer-at-curtiss-wright-corporation-4039083159?position=4&amp;pageNum=0&amp;refId=45Qc%2F8TqFks%2FnV%2BvubZ8Hg%3D%3D&amp;trackingId=Ldl2sPx18tXABeR%2Fof1Stg%3D%3D</text:p>
          </table:table-cell>
          <table:table-cell office:value-type="string">
            <text:p>Curtiss-Wright</text:p>
          </table:table-cell>
        </table:table-row>
        <table:table-row table:style-name="ro2">
          <table:table-cell office:value-type="string">
            <text:p>Designer Staff</text:p>
          </table:table-cell>
          <table:table-cell office:value-type="string">
            <text:p>Curtiss-Wright Corporation</text:p>
          </table:table-cell>
          <table:table-cell office:value-type="string">
            <text:p>Bethlehem, PA</text:p>
          </table:table-cell>
          <table:table-cell office:value-type="string">
            <text:p>https://www.linkedin.com/jobs/view/designer-staff-at-curtiss-wright-corporation-4103737257?position=26&amp;pageNum=0&amp;refId=45Qc%2F8TqFks%2FnV%2BvubZ8Hg%3D%3D&amp;trackingId=9bzIjyHDg7B3dcJ5vLU11Q%3D%3D</text:p>
          </table:table-cell>
          <table:table-cell office:value-type="string">
            <text:p>Curtiss-Wright</text:p>
          </table:table-cell>
        </table:table-row>
        <table:table-row table:style-name="ro2">
          <table:table-cell office:value-type="string">
            <text:p>Aerosonde Operator</text:p>
          </table:table-cell>
          <table:table-cell office:value-type="string">
            <text:p>DelMar Aerospace Corporation</text:p>
          </table:table-cell>
          <table:table-cell office:value-type="string">
            <text:p>Henderson, NV</text:p>
          </table:table-cell>
          <table:table-cell office:value-type="string">
            <text:p>https://www.linkedin.com/jobs/view/aerosonde-operator-at-delmar-aerospace-corporation-3787747666?position=1&amp;pageNum=0&amp;refId=ybdlX2J6EUP65CwF4Jq6DA%3D%3D&amp;trackingId=aQVDDJ%2BB%2FohgZzq4OnPkgg%3D%3D</text:p>
          </table:table-cell>
          <table:table-cell office:value-type="string">
            <text:p>The Aerospace Corporation</text:p>
          </table:table-cell>
        </table:table-row>
        <table:table-row table:style-name="ro2">
          <table:table-cell office:value-type="string">
            <text:p>Aircraft Support Mechanic</text:p>
          </table:table-cell>
          <table:table-cell office:value-type="string">
            <text:p>Delta Air Lines</text:p>
          </table:table-cell>
          <table:table-cell office:value-type="string">
            <text:p>Seattle, WA</text:p>
          </table:table-cell>
          <table:table-cell office:value-type="string">
            <text:p>https://www.linkedin.com/jobs/view/aircraft-support-mechanic-at-delta-air-lines-4013998555?position=18&amp;pageNum=0&amp;refId=d7VTo1NXHZaVAnGQRJkI%2FQ%3D%3D&amp;trackingId=%2FbUqr3o6SJcGlcok%2FM07pg%3D%3D</text:p>
          </table:table-cell>
          <table:table-cell office:value-type="string">
            <text:p>Space Perspective Aerospace</text:p>
          </table:table-cell>
        </table:table-row>
        <table:table-row table:style-name="ro2">
          <table:table-cell office:value-type="string">
            <text:p>Aircraft Support Mechanic</text:p>
          </table:table-cell>
          <table:table-cell office:value-type="string">
            <text:p>Delta Air Lines</text:p>
          </table:table-cell>
          <table:table-cell office:value-type="string">
            <text:p>Minneapolis, MN</text:p>
          </table:table-cell>
          <table:table-cell office:value-type="string">
            <text:p>https://www.linkedin.com/jobs/view/aircraft-support-mechanic-at-delta-air-lines-4002175225?position=21&amp;pageNum=0&amp;refId=d7VTo1NXHZaVAnGQRJkI%2FQ%3D%3D&amp;trackingId=3p%2F%2B3Cs4aRjbfF10zAzzLw%3D%3D</text:p>
          </table:table-cell>
          <table:table-cell office:value-type="string">
            <text:p>Space Perspective Aerospace</text:p>
          </table:table-cell>
        </table:table-row>
        <table:table-row table:style-name="ro2">
          <table:table-cell office:value-type="string">
            <text:p>Shipping &amp; Assembly Associate</text:p>
          </table:table-cell>
          <table:table-cell office:value-type="string">
            <text:p>Ducommun Incorporated</text:p>
          </table:table-cell>
          <table:table-cell office:value-type="string">
            <text:p>Warren, RI</text:p>
          </table:table-cell>
          <table:table-cell office:value-type="string">
            <text:p>https://www.linkedin.com/jobs/view/shipping-assembly-associate-at-ducommun-incorporated-4137788614?position=50&amp;pageNum=0&amp;refId=7unmPws5qRoJmFka%2FWcpVw%3D%3D&amp;trackingId=jj1i7Le%2FMqZxGimeDd7Ozg%3D%3D</text:p>
          </table:table-cell>
          <table:table-cell office:value-type="string">
            <text:p>Ducommun Incorporated</text:p>
          </table:table-cell>
        </table:table-row>
        <table:table-row table:style-name="ro2">
          <table:table-cell office:value-type="string">
            <text:p>Flight Operations Engineer</text:p>
          </table:table-cell>
          <table:table-cell office:value-type="string">
            <text:p>E-Space</text:p>
          </table:table-cell>
          <table:table-cell office:value-type="string">
            <text:p>Saratoga, CA</text:p>
          </table:table-cell>
          <table:table-cell office:value-type="string">
            <text:p>https://www.linkedin.com/jobs/view/flight-operations-engineer-at-e-space-4159690025?position=16&amp;pageNum=0&amp;refId=huRr9gYhQbWuWADW1ThuIA%3D%3D&amp;trackingId=NHqrqCHGeOMmzmcpWVfnmQ%3D%3D</text:p>
          </table:table-cell>
          <table:table-cell office:value-type="string">
            <text:p>Planet Aerospace</text:p>
          </table:table-cell>
        </table:table-row>
        <table:table-row table:style-name="ro2">
          <table:table-cell office:value-type="string">
            <text:p>Flight Instructor (CFI)</text:p>
          </table:table-cell>
          <table:table-cell office:value-type="string">
            <text:p>Eastern Kentucky University</text:p>
          </table:table-cell>
          <table:table-cell office:value-type="string">
            <text:p>Richmond, KY</text:p>
          </table:table-cell>
          <table:table-cell office:value-type="string">
            <text:p>https://www.linkedin.com/jobs/view/flight-instructor-cfi-at-eastern-kentucky-university-4183459777?position=16&amp;pageNum=0&amp;refId=IUNWJx2gjDl3iGcgElEwmw%3D%3D&amp;trackingId=zShDWZP5EpqDVlFsdwypmA%3D%3D</text:p>
          </table:table-cell>
          <table:table-cell office:value-type="string">
            <text:p>Cessna</text:p>
          </table:table-cell>
        </table:table-row>
        <table:table-row table:style-name="ro2">
          <table:table-cell office:value-type="string">
            <text:p>Associate Field Engineer</text:p>
          </table:table-cell>
          <table:table-cell office:value-type="string">
            <text:p>Electric Power Systems</text:p>
          </table:table-cell>
          <table:table-cell office:value-type="string">
            <text:p>Glen Allen, VA</text:p>
          </table:table-cell>
          <table:table-cell office:value-type="string">
            <text:p>https://www.linkedin.com/jobs/view/associate-field-engineer-at-electric-power-systems-4192451351?position=16&amp;pageNum=0&amp;refId=JEiKOygmhs09tDgBHEjeKQ%3D%3D&amp;trackingId=Bt0dn4wNgF4htbjhcM%2F7Xg%3D%3D</text:p>
          </table:table-cell>
          <table:table-cell office:value-type="string">
            <text:p>Electric Power Systems (EPS)</text:p>
          </table:table-cell>
        </table:table-row>
        <table:table-row table:style-name="ro2">
          <table:table-cell office:value-type="string">
            <text:p>Aircraft Painter - Weekends</text:p>
          </table:table-cell>
          <table:table-cell office:value-type="string">
            <text:p>Embraer</text:p>
          </table:table-cell>
          <table:table-cell office:value-type="string">
            <text:p>Melbourne, FL</text:p>
          </table:table-cell>
          <table:table-cell office:value-type="string">
            <text:p>https://www.linkedin.com/jobs/view/aircraft-painter-weekends-at-embraer-4159662119?position=13&amp;pageNum=0&amp;refId=J6p2s1t5F5Dop%2B0L8nKPCg%3D%3D&amp;trackingId=2LIxjmuP99s%2F134qaRdPmQ%3D%3D</text:p>
          </table:table-cell>
          <table:table-cell office:value-type="string">
            <text:p>Embraer</text:p>
          </table:table-cell>
        </table:table-row>
        <table:table-row table:style-name="ro2">
          <table:table-cell office:value-type="string">
            <text:p>Safety Analysis Engineer - Early Career</text:p>
          </table:table-cell>
          <table:table-cell office:value-type="string">
            <text:p>Enercon Services, Inc.</text:p>
          </table:table-cell>
          <table:table-cell office:value-type="string">
            <text:p>Kennesaw, GA</text:p>
          </table:table-cell>
          <table:table-cell office:value-type="string">
            <text:p>https://www.linkedin.com/jobs/view/safety-analysis-engineer-early-career-at-enercon-services-inc-4177804444?position=1&amp;pageNum=0&amp;refId=tBr8xjDVRdo9Q1trozsKxA%3D%3D&amp;trackingId=yk3tPEpQWsLnXEdSQPTMYQ%3D%3D</text:p>
          </table:table-cell>
          <table:table-cell office:value-type="string">
            <text:p>Space Forge Aerospace</text:p>
          </table:table-cell>
        </table:table-row>
        <table:table-row table:style-name="ro2">
          <table:table-cell office:value-type="string">
            <text:p>Aircraft Mechanic</text:p>
          </table:table-cell>
          <table:table-cell office:value-type="string">
            <text:p>Fargo Jet Center</text:p>
          </table:table-cell>
          <table:table-cell office:value-type="string">
            <text:p>Fargo, ND</text:p>
          </table:table-cell>
          <table:table-cell office:value-type="string">
            <text:p>https://www.linkedin.com/jobs/view/aircraft-mechanic-at-fargo-jet-center-4141163895?position=8&amp;pageNum=0&amp;refId=IUNWJx2gjDl3iGcgElEwmw%3D%3D&amp;trackingId=bxTeqXpzt78HV2YTYMpnmg%3D%3D</text:p>
          </table:table-cell>
          <table:table-cell office:value-type="string">
            <text:p>Cessna</text:p>
          </table:table-cell>
        </table:table-row>
        <table:table-row table:style-name="ro2">
          <table:table-cell office:value-type="string">
            <text:p>Aircraft Mechanic</text:p>
          </table:table-cell>
          <table:table-cell office:value-type="string">
            <text:p>Fargo Jet Center</text:p>
          </table:table-cell>
          <table:table-cell office:value-type="string">
            <text:p>Eden Prairie, MN</text:p>
          </table:table-cell>
          <table:table-cell office:value-type="string">
            <text:p>https://www.linkedin.com/jobs/view/aircraft-mechanic-at-fargo-jet-center-4092875327?position=17&amp;pageNum=0&amp;refId=IUNWJx2gjDl3iGcgElEwmw%3D%3D&amp;trackingId=Y93m181Z7JzXAY9wVpwekw%3D%3D</text:p>
          </table:table-cell>
          <table:table-cell office:value-type="string">
            <text:p>Cessna</text:p>
          </table:table-cell>
        </table:table-row>
        <table:table-row table:style-name="ro2">
          <table:table-cell office:value-type="string">
            <text:p>Integration Engineer I</text:p>
          </table:table-cell>
          <table:table-cell office:value-type="string">
            <text:p>Firefly Aerospace</text:p>
          </table:table-cell>
          <table:table-cell office:value-type="string">
            <text:p>Bertram, TX</text:p>
          </table:table-cell>
          <table:table-cell office:value-type="string">
            <text:p>https://www.linkedin.com/jobs/view/integration-engineer-i-at-firefly-aerospace-4190969610?position=1&amp;pageNum=0&amp;refId=NomKxoyLtgOXwfD1RYtLBA%3D%3D&amp;trackingId=Y4sFZ%2FI4QM21RUTSEsZ7pA%3D%3D</text:p>
          </table:table-cell>
          <table:table-cell office:value-type="string">
            <text:p>Firefly Aerospace</text:p>
          </table:table-cell>
        </table:table-row>
        <table:table-row table:style-name="ro2">
          <table:table-cell office:value-type="string">
            <text:p>Flight Attendant</text:p>
          </table:table-cell>
          <table:table-cell office:value-type="string">
            <text:p>Frontier Airlines</text:p>
          </table:table-cell>
          <table:table-cell office:value-type="string">
            <text:p>Tampa, FL</text:p>
          </table:table-cell>
          <table:table-cell office:value-type="string">
            <text:p>https://www.linkedin.com/jobs/view/flight-attendant-at-frontier-airlines-4054255376?position=45&amp;pageNum=0&amp;refId=Y9i6ok2Hx5QU%2Fkl9Y73hXA%3D%3D&amp;trackingId=HBsjTVJqQyBe9Jr%2BC365Ww%3D%3D</text:p>
          </table:table-cell>
          <table:table-cell office:value-type="string">
            <text:p>Airbus</text:p>
          </table:table-cell>
        </table:table-row>
        <table:table-row table:style-name="ro2">
          <table:table-cell office:value-type="string">
            <text:p>Aircraft Systems Engineer 1</text:p>
          </table:table-cell>
          <table:table-cell office:value-type="string">
            <text:p>Garmin</text:p>
          </table:table-cell>
          <table:table-cell office:value-type="string">
            <text:p>New Century, KS</text:p>
          </table:table-cell>
          <table:table-cell office:value-type="string">
            <text:p>https://www.linkedin.com/jobs/view/aircraft-systems-engineer-1-at-garmin-4118737457?position=8&amp;pageNum=0&amp;refId=npwuVq5djvtKRWR8tRguOg%3D%3D&amp;trackingId=xT99NrQERwOnItUPe6hbAg%3D%3D</text:p>
          </table:table-cell>
          <table:table-cell office:value-type="string">
            <text:p>Garmin Aviation</text:p>
          </table:table-cell>
        </table:table-row>
        <table:table-row table:style-name="ro2">
          <table:table-cell office:value-type="string">
            <text:p>Aircraft Systems Engineer 1 - Systems Safety</text:p>
          </table:table-cell>
          <table:table-cell office:value-type="string">
            <text:p>Garmin</text:p>
          </table:table-cell>
          <table:table-cell office:value-type="string">
            <text:p>Olathe, KS</text:p>
          </table:table-cell>
          <table:table-cell office:value-type="string">
            <text:p>https://www.linkedin.com/jobs/view/aircraft-systems-engineer-1-systems-safety-at-garmin-4184933905?position=17&amp;pageNum=0&amp;refId=npwuVq5djvtKRWR8tRguOg%3D%3D&amp;trackingId=cnh5QvjOPiGjc1HVkMExVg%3D%3D</text:p>
          </table:table-cell>
          <table:table-cell office:value-type="string">
            <text:p>Garmin Aviation</text:p>
          </table:table-cell>
        </table:table-row>
        <table:table-row table:style-name="ro2">
          <table:table-cell office:value-type="string">
            <text:p>Fluid Systems Design Engineer</text:p>
          </table:table-cell>
          <table:table-cell office:value-type="string">
            <text:p>GE Vernova</text:p>
          </table:table-cell>
          <table:table-cell office:value-type="string">
            <text:p>Greenville, SC</text:p>
          </table:table-cell>
          <table:table-cell office:value-type="string">
            <text:p>https://www.linkedin.com/jobs/view/fluid-systems-design-engineer-at-ge-vernova-4193367600?position=42&amp;pageNum=0&amp;refId=%2BJtOmVoDTj%2BHTR5ToZN%2B2A%3D%3D&amp;trackingId=sIQKdsnbdTv%2BnMyZmwShVA%3D%3D</text:p>
          </table:table-cell>
          <table:table-cell office:value-type="string">
            <text:p>General Electric</text:p>
          </table:table-cell>
        </table:table-row>
        <table:table-row table:style-name="ro2">
          <table:table-cell office:value-type="string">
            <text:p>Aircraft Systems &amp; Flight Test Engineer</text:p>
          </table:table-cell>
          <table:table-cell office:value-type="string">
            <text:p>General Atomics Aeronautical Systems</text:p>
          </table:table-cell>
          <table:table-cell office:value-type="string">
            <text:p>Poway, CA</text:p>
          </table:table-cell>
          <table:table-cell office:value-type="string">
            <text:p>https://www.linkedin.com/jobs/view/aircraft-systems-flight-test-engineer-at-general-atomics-aeronautical-systems-4161836206?position=32&amp;pageNum=0&amp;refId=n28VLewP0BcP3WIVOkfARA%3D%3D&amp;trackingId=zbnBB6rGFh6uNQ0OBpk15Q%3D%3D</text:p>
          </table:table-cell>
          <table:table-cell office:value-type="string">
            <text:p>General Atomics</text:p>
          </table:table-cell>
        </table:table-row>
        <table:table-row table:style-name="ro2">
          <table:table-cell office:value-type="string">
            <text:p>PC Board Designer</text:p>
          </table:table-cell>
          <table:table-cell office:value-type="string">
            <text:p>General Atomics Aeronautical Systems</text:p>
          </table:table-cell>
          <table:table-cell office:value-type="string">
            <text:p>Poway, CA</text:p>
          </table:table-cell>
          <table:table-cell office:value-type="string">
            <text:p>https://www.linkedin.com/jobs/view/pc-board-designer-at-general-atomics-aeronautical-systems-4178107833?position=40&amp;pageNum=0&amp;refId=n28VLewP0BcP3WIVOkfARA%3D%3D&amp;trackingId=MxltOQ0%2FLmZzrU7Ct42oHg%3D%3D</text:p>
          </table:table-cell>
          <table:table-cell office:value-type="string">
            <text:p>General Atomics</text:p>
          </table:table-cell>
        </table:table-row>
        <table:table-row table:style-name="ro2">
          <table:table-cell office:value-type="string">
            <text:p>Structural Analysis Engineer</text:p>
          </table:table-cell>
          <table:table-cell office:value-type="string">
            <text:p>General Atomics Aeronautical Systems</text:p>
          </table:table-cell>
          <table:table-cell office:value-type="string">
            <text:p>Poway, CA</text:p>
          </table:table-cell>
          <table:table-cell office:value-type="string">
            <text:p>https://www.linkedin.com/jobs/view/structural-analysis-engineer-at-general-atomics-aeronautical-systems-4182115914?position=49&amp;pageNum=0&amp;refId=n28VLewP0BcP3WIVOkfARA%3D%3D&amp;trackingId=4T0SDybMrz2%2FKtOMf8c2YQ%3D%3D</text:p>
          </table:table-cell>
          <table:table-cell office:value-type="string">
            <text:p>General Atomics</text:p>
          </table:table-cell>
        </table:table-row>
        <table:table-row table:style-name="ro2">
          <table:table-cell office:value-type="string">
            <text:p>Structural Mechanic I</text:p>
          </table:table-cell>
          <table:table-cell office:value-type="string">
            <text:p>Gulfstream Aerospace</text:p>
          </table:table-cell>
          <table:table-cell office:value-type="string">
            <text:p>Los Angeles, CA</text:p>
          </table:table-cell>
          <table:table-cell office:value-type="string">
            <text:p>https://www.linkedin.com/jobs/view/structural-mechanic-i-at-gulfstream-aerospace-4134106841?position=60&amp;pageNum=0&amp;refId=ybdlX2J6EUP65CwF4Jq6DA%3D%3D&amp;trackingId=lsD2wdg8E%2FK29mokVF59Pg%3D%3D</text:p>
          </table:table-cell>
          <table:table-cell office:value-type="string">
            <text:p>The Aerospace Corporation</text:p>
          </table:table-cell>
        </table:table-row>
        <table:table-row table:style-name="ro2">
          <table:table-cell office:value-type="string">
            <text:p>RS Structural Mech I</text:p>
          </table:table-cell>
          <table:table-cell office:value-type="string">
            <text:p>Gulfstream Aerospace</text:p>
          </table:table-cell>
          <table:table-cell office:value-type="string">
            <text:p>Appleton, WI</text:p>
          </table:table-cell>
          <table:table-cell office:value-type="string">
            <text:p>https://www.linkedin.com/jobs/view/rs-structural-mech-i-at-gulfstream-aerospace-4192232520?position=27&amp;pageNum=0&amp;refId=8v%2FmPgXYBbXBOXtVOzyMIw%3D%3D&amp;trackingId=c5jn8UISQO%2B1%2BnhUSCZnVA%3D%3D</text:p>
          </table:table-cell>
          <table:table-cell office:value-type="string">
            <text:p>Gulfstream Aerospace</text:p>
          </table:table-cell>
        </table:table-row>
        <table:table-row table:style-name="ro2">
          <table:table-cell office:value-type="string">
            <text:p>Structural Mechanic I - Special Missions</text:p>
          </table:table-cell>
          <table:table-cell office:value-type="string">
            <text:p>Gulfstream Aerospace</text:p>
          </table:table-cell>
          <table:table-cell office:value-type="string">
            <text:p>Brunswick, GA</text:p>
          </table:table-cell>
          <table:table-cell office:value-type="string">
            <text:p>https://www.linkedin.com/jobs/view/structural-mechanic-i-special-missions-at-gulfstream-aerospace-4189841939?position=34&amp;pageNum=0&amp;refId=8v%2FmPgXYBbXBOXtVOzyMIw%3D%3D&amp;trackingId=Aj0N5ZA3%2B3rdiPao6igBew%3D%3D</text:p>
          </table:table-cell>
          <table:table-cell office:value-type="string">
            <text:p>Gulfstream Aerospace</text:p>
          </table:table-cell>
        </table:table-row>
        <table:table-row table:style-name="ro2">
          <table:table-cell office:value-type="string">
            <text:p>Aircraft Painter 1</text:p>
          </table:table-cell>
          <table:table-cell office:value-type="string">
            <text:p>Gulfstream Aerospace</text:p>
          </table:table-cell>
          <table:table-cell office:value-type="string">
            <text:p>St Louis, MO</text:p>
          </table:table-cell>
          <table:table-cell office:value-type="string">
            <text:p>https://www.linkedin.com/jobs/view/aircraft-painter-1-at-gulfstream-aerospace-4157917265?position=46&amp;pageNum=0&amp;refId=8v%2FmPgXYBbXBOXtVOzyMIw%3D%3D&amp;trackingId=kzvvs%2F%2BowWxT%2F3yD2cpKbw%3D%3D</text:p>
          </table:table-cell>
          <table:table-cell office:value-type="string">
            <text:p>Gulfstream Aerospace</text:p>
          </table:table-cell>
        </table:table-row>
        <table:table-row table:style-name="ro2">
          <table:table-cell office:value-type="string">
            <text:p>Structures Mechanic - 1st Shift</text:p>
          </table:table-cell>
          <table:table-cell office:value-type="string">
            <text:p>HAECO</text:p>
          </table:table-cell>
          <table:table-cell office:value-type="string">
            <text:p>Greensboro, NC</text:p>
          </table:table-cell>
          <table:table-cell office:value-type="string">
            <text:p>https://www.linkedin.com/jobs/view/structures-mechanic-1st-shift-at-haeco-4173523875?position=33&amp;pageNum=0&amp;refId=n1ShT5mRVhfKZSqXPJ2LgQ%3D%3D&amp;trackingId=OjW4dedGtcJYQHIPMWZ6LA%3D%3D</text:p>
          </table:table-cell>
          <table:table-cell office:value-type="string">
            <text:p>Boeing</text:p>
          </table:table-cell>
        </table:table-row>
        <table:table-row table:style-name="ro2">
          <table:table-cell office:value-type="string">
            <text:p>Structures Mech. (LCQ-Maint) 1st Shift</text:p>
          </table:table-cell>
          <table:table-cell office:value-type="string">
            <text:p>HAECO</text:p>
          </table:table-cell>
          <table:table-cell office:value-type="string">
            <text:p>Lake City, FL</text:p>
          </table:table-cell>
          <table:table-cell office:value-type="string">
            <text:p>https://www.linkedin.com/jobs/view/structures-mech-lcq-maint-1st-shift-at-haeco-4171582147?position=6&amp;pageNum=7&amp;refId=Wd25GdF9G95ykHjKF3HaWw%3D%3D&amp;trackingId=rhI12RS0Q%2BkZuNC%2FJvONUw%3D%3D</text:p>
          </table:table-cell>
          <table:table-cell office:value-type="string">
            <text:p>Boeing</text:p>
          </table:table-cell>
        </table:table-row>
        <table:table-row table:style-name="ro2">
          <table:table-cell office:value-type="string">
            <text:p>Structures Engineer</text:p>
          </table:table-cell>
          <table:table-cell office:value-type="string">
            <text:p>Hermeus</text:p>
          </table:table-cell>
          <table:table-cell office:value-type="string">
            <text:p>Atlanta, GA</text:p>
          </table:table-cell>
          <table:table-cell office:value-type="string">
            <text:p>https://www.linkedin.com/jobs/view/structures-engineer-at-hermeus-4109364445?position=1&amp;pageNum=0&amp;refId=d06Rz%2BJNP68VKsl8O55FZg%3D%3D&amp;trackingId=CysLr2NKjs%2FSdzotgYtbaw%3D%3D</text:p>
          </table:table-cell>
          <table:table-cell office:value-type="string">
            <text:p>Hermeus</text:p>
          </table:table-cell>
        </table:table-row>
        <table:table-row table:style-name="ro2">
          <table:table-cell office:value-type="string">
            <text:p>Fulltime Engineering Graduate</text:p>
          </table:table-cell>
          <table:table-cell office:value-type="string">
            <text:p>Honeywell</text:p>
          </table:table-cell>
          <table:table-cell office:value-type="string">
            <text:p>Kansas City, MO</text:p>
          </table:table-cell>
          <table:table-cell office:value-type="string">
            <text:p>https://www.linkedin.com/jobs/view/fulltime-engineering-graduate-at-honeywell-4117225918?position=15&amp;pageNum=0&amp;refId=0yOSmMvEosVoGZal1MyV0Q%3D%3D&amp;trackingId=P078a%2F3Tf3C9fH9r2v8Jsw%3D%3D</text:p>
          </table:table-cell>
          <table:table-cell office:value-type="string">
            <text:p>Honeywell Aerospace</text:p>
          </table:table-cell>
        </table:table-row>
        <table:table-row table:style-name="ro2">
          <table:table-cell office:value-type="string">
            <text:p>Propulsion Test Engineer</text:p>
          </table:table-cell>
          <table:table-cell office:value-type="string">
            <text:p>Impulse Space</text:p>
          </table:table-cell>
          <table:table-cell office:value-type="string">
            <text:p>Redondo Beach, CA</text:p>
          </table:table-cell>
          <table:table-cell office:value-type="string">
            <text:p>https://www.linkedin.com/jobs/view/propulsion-test-engineer-at-impulse-space-4132528794?position=1&amp;pageNum=0&amp;refId=qlChwD%2Bbs%2FOzXf75i8hSZA%3D%3D&amp;trackingId=5%2FGJkRvl5R1Ijru8G%2FgExw%3D%3D</text:p>
          </table:table-cell>
          <table:table-cell office:value-type="string">
            <text:p>Impulse Space</text:p>
          </table:table-cell>
        </table:table-row>
        <table:table-row table:style-name="ro2">
          <table:table-cell office:value-type="string">
            <text:p>Engineer Structures</text:p>
          </table:table-cell>
          <table:table-cell office:value-type="string">
            <text:p>JetBlue</text:p>
          </table:table-cell>
          <table:table-cell office:value-type="string">
            <text:p>New York, NY</text:p>
          </table:table-cell>
          <table:table-cell office:value-type="string">
            <text:p>https://www.linkedin.com/jobs/view/engineer-structures-at-jetblue-4165617964?position=24&amp;pageNum=0&amp;refId=J6p2s1t5F5Dop%2B0L8nKPCg%3D%3D&amp;trackingId=Dfm0nnENMaLDbX7RZr9Yow%3D%3D</text:p>
          </table:table-cell>
          <table:table-cell office:value-type="string">
            <text:p>Embraer</text:p>
          </table:table-cell>
        </table:table-row>
        <table:table-row table:style-name="ro2">
          <table:table-cell office:value-type="string">
            <text:p>Fabricator (Aero)</text:p>
          </table:table-cell>
          <table:table-cell office:value-type="string">
            <text:p>Kawasaki Motors Manufacturing Corp., U.S.A.</text:p>
          </table:table-cell>
          <table:table-cell office:value-type="string">
            <text:p>Lincoln, NE</text:p>
          </table:table-cell>
          <table:table-cell office:value-type="string">
            <text:p>https://www.linkedin.com/jobs/view/fabricator-aero-at-kawasaki-motors-manufacturing-corp-u-s-a-3918406134?position=35&amp;pageNum=0&amp;refId=huRr9gYhQbWuWADW1ThuIA%3D%3D&amp;trackingId=o8jqaWaODJA5qsfUo48fYg%3D%3D</text:p>
          </table:table-cell>
          <table:table-cell office:value-type="string">
            <text:p>Planet Aerospace</text:p>
          </table:table-cell>
        </table:table-row>
        <table:table-row table:style-name="ro2">
          <table:table-cell office:value-type="string">
            <text:p>Associate Aerospace Engineer</text:p>
          </table:table-cell>
          <table:table-cell office:value-type="string">
            <text:p>KBR, Inc.</text:p>
          </table:table-cell>
          <table:table-cell office:value-type="string">
            <text:p>Huntsville, AL</text:p>
          </table:table-cell>
          <table:table-cell office:value-type="string">
            <text:p>https://www.linkedin.com/jobs/view/associate-aerospace-engineer-at-kbr-inc-4153153298?position=19&amp;pageNum=0&amp;refId=VzfGarkWQfJnvMMKuhReww%3D%3D&amp;trackingId=6tteJI11ErxtyMmPZ18SIg%3D%3D</text:p>
          </table:table-cell>
          <table:table-cell office:value-type="string">
            <text:p>Heart Aerospace</text:p>
          </table:table-cell>
        </table:table-row>
        <table:table-row table:style-name="ro2">
          <table:table-cell office:value-type="string">
            <text:p>FAA Certified Flight Instructor - Airplane</text:p>
          </table:table-cell>
          <table:table-cell office:value-type="string">
            <text:p>KCTCS</text:p>
          </table:table-cell>
          <table:table-cell office:value-type="string">
            <text:p>Madisonville, KY</text:p>
          </table:table-cell>
          <table:table-cell office:value-type="string">
            <text:p>https://www.linkedin.com/jobs/view/faa-certified-flight-instructor-airplane-at-kctcs-4120244255?position=26&amp;pageNum=0&amp;refId=IUNWJx2gjDl3iGcgElEwmw%3D%3D&amp;trackingId=qoXq%2BEKHPPXwpJHFoZ0q%2FA%3D%3D</text:p>
          </table:table-cell>
          <table:table-cell office:value-type="string">
            <text:p>Cessna</text:p>
          </table:table-cell>
        </table:table-row>
        <table:table-row table:style-name="ro2">
          <table:table-cell office:value-type="string">
            <text:p>Design Engineer</text:p>
          </table:table-cell>
          <table:table-cell office:value-type="string">
            <text:p>Kino AI</text:p>
          </table:table-cell>
          <table:table-cell office:value-type="string">
            <text:p>San Francisco, CA</text:p>
          </table:table-cell>
          <table:table-cell office:value-type="string">
            <text:p>https://www.linkedin.com/jobs/view/design-engineer-at-kino-ai-4153676937?position=10&amp;pageNum=57&amp;refId=gR28qUbD0Mo6xg6RxQPRQA%3D%3D&amp;trackingId=WEZhb8eNGY5kl3slmgcKk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MECHANICAL/AEROSPACE ENGINEER</text:p>
          </table:table-cell>
          <table:table-cell office:value-type="string">
            <text:p>Kratos Defense and Security Solutions</text:p>
          </table:table-cell>
          <table:table-cell office:value-type="string">
            <text:p>Birmingham, AL</text:p>
          </table:table-cell>
          <table:table-cell office:value-type="string">
            <text:p>https://www.linkedin.com/jobs/view/mechanical-aerospace-engineer-at-kratos-defense-and-security-solutions-3846959864?position=5&amp;pageNum=0&amp;refId=1JnzN7QPp6vPq%2F1KYVGMRg%3D%3D&amp;trackingId=32FxiZS3%2FA4CXIjXGg5Zeg%3D%3D</text:p>
          </table:table-cell>
          <table:table-cell office:value-type="string">
            <text:p>Kratos Defense &amp; Security Solutions</text:p>
          </table:table-cell>
        </table:table-row>
        <table:table-row table:style-name="ro2">
          <table:table-cell office:value-type="string">
            <text:p>Structural Analysis Engineer - Sentinel Program</text:p>
          </table:table-cell>
          <table:table-cell office:value-type="string">
            <text:p>Kratos Defense and Security Solutions</text:p>
          </table:table-cell>
          <table:table-cell office:value-type="string">
            <text:p>Dallastown, PA</text:p>
          </table:table-cell>
          <table:table-cell office:value-type="string">
            <text:p>https://www.linkedin.com/jobs/view/structural-analysis-engineer-sentinel-program-at-kratos-defense-and-security-solutions-4081467406?position=14&amp;pageNum=0&amp;refId=1JnzN7QPp6vPq%2F1KYVGMRg%3D%3D&amp;trackingId=gPivWuTbmKL19kE8%2FwC8Ow%3D%3D</text:p>
          </table:table-cell>
          <table:table-cell office:value-type="string">
            <text:p>Kratos Defense &amp; Security Solutions</text:p>
          </table:table-cell>
        </table:table-row>
        <table:table-row table:style-name="ro2">
          <table:table-cell office:value-type="string">
            <text:p>Associate Project Coordinator (local only)</text:p>
          </table:table-cell>
          <table:table-cell office:value-type="string">
            <text:p>Kratos Defense and Security Solutions</text:p>
          </table:table-cell>
          <table:table-cell office:value-type="string">
            <text:p>Birmingham, AL</text:p>
          </table:table-cell>
          <table:table-cell office:value-type="string">
            <text:p>https://www.linkedin.com/jobs/view/associate-project-coordinator-local-only-at-kratos-defense-and-security-solutions-4133630759?position=24&amp;pageNum=0&amp;refId=1JnzN7QPp6vPq%2F1KYVGMRg%3D%3D&amp;trackingId=uGIODnDTzuoWudigyzhkuw%3D%3D</text:p>
          </table:table-cell>
          <table:table-cell office:value-type="string">
            <text:p>Kratos Defense &amp; Security Solutions</text:p>
          </table:table-cell>
        </table:table-row>
        <table:table-row table:style-name="ro2">
          <table:table-cell office:value-type="string">
            <text:p>Associate, Systems Engineering (Stennis Space Center)</text:p>
          </table:table-cell>
          <table:table-cell office:value-type="string">
            <text:p>L3Harris Technologies</text:p>
          </table:table-cell>
          <table:table-cell office:value-type="string">
            <text:p>Mississippi, United States</text:p>
          </table:table-cell>
          <table:table-cell office:value-type="string">
            <text:p>https://www.linkedin.com/jobs/view/associate-systems-engineering-stennis-space-center-at-l3harris-technologies-4172895154?position=19&amp;pageNum=0&amp;refId=vw1efbF5j6JffPuSfaTAlw%3D%3D&amp;trackingId=iV6wmLA5xZ0tZhe3Eh%2FOlA%3D%3D</text:p>
          </table:table-cell>
          <table:table-cell office:value-type="string">
            <text:p>L3Harris</text:p>
          </table:table-cell>
        </table:table-row>
        <table:table-row table:style-name="ro2">
          <table:table-cell office:value-type="string">
            <text:p>Associate, Network Control (Melbourne, FL)</text:p>
          </table:table-cell>
          <table:table-cell office:value-type="string">
            <text:p>L3Harris Technologies</text:p>
          </table:table-cell>
          <table:table-cell office:value-type="string">
            <text:p>Melbourne, FL</text:p>
          </table:table-cell>
          <table:table-cell office:value-type="string">
            <text:p>https://www.linkedin.com/jobs/view/associate-network-control-melbourne-fl-at-l3harris-technologies-4194431014?position=20&amp;pageNum=0&amp;refId=vw1efbF5j6JffPuSfaTAlw%3D%3D&amp;trackingId=iFhfgX4Oo1qwgnUWFYuFfw%3D%3D</text:p>
          </table:table-cell>
          <table:table-cell office:value-type="string">
            <text:p>L3Harris</text:p>
          </table:table-cell>
        </table:table-row>
        <table:table-row table:style-name="ro2">
          <table:table-cell office:value-type="string">
            <text:p>Associate, Program Finance Analyst (Wilmington, MA)</text:p>
          </table:table-cell>
          <table:table-cell office:value-type="string">
            <text:p>L3Harris Technologies</text:p>
          </table:table-cell>
          <table:table-cell office:value-type="string">
            <text:p>Wilmington, MA</text:p>
          </table:table-cell>
          <table:table-cell office:value-type="string">
            <text:p>https://www.linkedin.com/jobs/view/associate-program-finance-analyst-wilmington-ma-at-l3harris-technologies-4139248394?position=32&amp;pageNum=0&amp;refId=vw1efbF5j6JffPuSfaTAlw%3D%3D&amp;trackingId=JvKkvgdS9VVfWDu9lXIdzA%3D%3D</text:p>
          </table:table-cell>
          <table:table-cell office:value-type="string">
            <text:p>L3Harris</text:p>
          </table:table-cell>
        </table:table-row>
        <table:table-row table:style-name="ro2">
          <table:table-cell office:value-type="string">
            <text:p>Associate, Systems Engineer (Colorado Springs, Colorado) 1</text:p>
          </table:table-cell>
          <table:table-cell office:value-type="string">
            <text:p>L3Harris Technologies</text:p>
          </table:table-cell>
          <table:table-cell office:value-type="string">
            <text:p>Colorado Springs, CO</text:p>
          </table:table-cell>
          <table:table-cell office:value-type="string">
            <text:p>https://www.linkedin.com/jobs/view/associate-systems-engineer-colorado-springs-colorado-1-at-l3harris-technologies-4182990697?position=41&amp;pageNum=0&amp;refId=vw1efbF5j6JffPuSfaTAlw%3D%3D&amp;trackingId=L8C1tR%2B0iz%2FaqqnPxvE8oA%3D%3D</text:p>
          </table:table-cell>
          <table:table-cell office:value-type="string">
            <text:p>L3Harris</text:p>
          </table:table-cell>
        </table:table-row>
        <table:table-row table:style-name="ro2">
          <table:table-cell office:value-type="string">
            <text:p>Test Engineer Junior</text:p>
          </table:table-cell>
          <table:table-cell office:value-type="string">
            <text:p>Leidos</text:p>
          </table:table-cell>
          <table:table-cell office:value-type="string">
            <text:p>Alexandria, VA</text:p>
          </table:table-cell>
          <table:table-cell office:value-type="string">
            <text:p>https://www.linkedin.com/jobs/view/test-engineer-junior-at-leidos-4179908179?position=9&amp;pageNum=0&amp;refId=RAZ0FwD4%2BGqaQIzpn4UqCw%3D%3D&amp;trackingId=PmhmUhim0tbEFt8pnujLpQ%3D%3D</text:p>
          </table:table-cell>
          <table:table-cell office:value-type="string">
            <text:p>Leidos</text:p>
          </table:table-cell>
        </table:table-row>
        <table:table-row table:style-name="ro2">
          <table:table-cell office:value-type="string">
            <text:p>Systems Engineer Junior</text:p>
          </table:table-cell>
          <table:table-cell office:value-type="string">
            <text:p>Leidos</text:p>
          </table:table-cell>
          <table:table-cell office:value-type="string">
            <text:p>Alexandria, VA</text:p>
          </table:table-cell>
          <table:table-cell office:value-type="string">
            <text:p>https://www.linkedin.com/jobs/view/systems-engineer-junior-at-leidos-4183208860?position=21&amp;pageNum=0&amp;refId=RAZ0FwD4%2BGqaQIzpn4UqCw%3D%3D&amp;trackingId=eUm0jwPSa%2FQtqLTnF%2FrfYA%3D%3D</text:p>
          </table:table-cell>
          <table:table-cell office:value-type="string">
            <text:p>Leidos</text:p>
          </table:table-cell>
        </table:table-row>
        <table:table-row table:style-name="ro2">
          <table:table-cell office:value-type="string">
            <text:p>Engineering Design Drafter</text:p>
          </table:table-cell>
          <table:table-cell office:value-type="string">
            <text:p>Leidos</text:p>
          </table:table-cell>
          <table:table-cell office:value-type="string">
            <text:p>Natick, MA</text:p>
          </table:table-cell>
          <table:table-cell office:value-type="string">
            <text:p>https://www.linkedin.com/jobs/view/engineering-design-drafter-at-leidos-4143728485?position=24&amp;pageNum=0&amp;refId=RAZ0FwD4%2BGqaQIzpn4UqCw%3D%3D&amp;trackingId=J9P0iD6vascQlqV0oBX1oQ%3D%3D</text:p>
          </table:table-cell>
          <table:table-cell office:value-type="string">
            <text:p>Leidos</text:p>
          </table:table-cell>
        </table:table-row>
        <table:table-row table:style-name="ro2">
          <table:table-cell office:value-type="string">
            <text:p>Cartographic Analyst Junior</text:p>
          </table:table-cell>
          <table:table-cell office:value-type="string">
            <text:p>Leidos</text:p>
          </table:table-cell>
          <table:table-cell office:value-type="string">
            <text:p>Springfield, VA</text:p>
          </table:table-cell>
          <table:table-cell office:value-type="string">
            <text:p>https://www.linkedin.com/jobs/view/cartographic-analyst-junior-at-leidos-4187111077?position=48&amp;pageNum=0&amp;refId=RAZ0FwD4%2BGqaQIzpn4UqCw%3D%3D&amp;trackingId=1MgPArO9Q6KXUgqaHEVwJA%3D%3D</text:p>
          </table:table-cell>
          <table:table-cell office:value-type="string">
            <text:p>Leidos</text:p>
          </table:table-cell>
        </table:table-row>
        <table:table-row table:style-name="ro2">
          <table:table-cell office:value-type="string">
            <text:p>Design Engineer, Turbomachinery (Starship)</text:p>
          </table:table-cell>
          <table:table-cell office:value-type="string">
            <text:p>Lensa</text:p>
          </table:table-cell>
          <table:table-cell office:value-type="string">
            <text:p>Star, TX</text:p>
          </table:table-cell>
          <table:table-cell office:value-type="string">
            <text:p>https://www.linkedin.com/jobs/view/design-engineer-turbomachinery-starship-at-lensa-4193430051?position=10&amp;pageNum=60&amp;refId=FnW9AF7Qq2BgMbxx5sDLYw%3D%3D&amp;trackingId=nMMb3e5G5sEGn1Xd3UK4vg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Designer</text:p>
          </table:table-cell>
          <table:table-cell office:value-type="string">
            <text:p>Leonardo DRS</text:p>
          </table:table-cell>
          <table:table-cell office:value-type="string">
            <text:p>Fitchburg, MA</text:p>
          </table:table-cell>
          <table:table-cell office:value-type="string">
            <text:p>https://www.linkedin.com/jobs/view/designer-at-leonardo-drs-4187158743?position=18&amp;pageNum=0&amp;refId=Okqer2665%2FGStxn3MaOuYQ%3D%3D&amp;trackingId=RzoUZW%2F8DZ%2FfNBZN18ySoQ%3D%3D</text:p>
          </table:table-cell>
          <table:table-cell office:value-type="string">
            <text:p>Leonardo DRS</text:p>
          </table:table-cell>
        </table:table-row>
        <table:table-row table:style-name="ro2">
          <table:table-cell office:value-type="string">
            <text:p>Associate Project Engineer</text:p>
          </table:table-cell>
          <table:table-cell office:value-type="string">
            <text:p>Leonardo DRS</text:p>
          </table:table-cell>
          <table:table-cell office:value-type="string">
            <text:p>Largo, FL</text:p>
          </table:table-cell>
          <table:table-cell office:value-type="string">
            <text:p>https://www.linkedin.com/jobs/view/associate-project-engineer-at-leonardo-drs-4184928398?position=30&amp;pageNum=0&amp;refId=Okqer2665%2FGStxn3MaOuYQ%3D%3D&amp;trackingId=0i1OnUNvZ1xbwZNBZLso%2BA%3D%3D</text:p>
          </table:table-cell>
          <table:table-cell office:value-type="string">
            <text:p>Leonardo DRS</text:p>
          </table:table-cell>
        </table:table-row>
        <table:table-row table:style-name="ro2">
          <table:table-cell office:value-type="string">
            <text:p>Associate Project Engineer</text:p>
          </table:table-cell>
          <table:table-cell office:value-type="string">
            <text:p>Leonardo DRS</text:p>
          </table:table-cell>
          <table:table-cell office:value-type="string">
            <text:p>Johnstown, PA</text:p>
          </table:table-cell>
          <table:table-cell office:value-type="string">
            <text:p>https://www.linkedin.com/jobs/view/associate-project-engineer-at-leonardo-drs-4179641456?position=42&amp;pageNum=0&amp;refId=Okqer2665%2FGStxn3MaOuYQ%3D%3D&amp;trackingId=O0pKrqIP9XRaO0vh1YFyNA%3D%3D</text:p>
          </table:table-cell>
          <table:table-cell office:value-type="string">
            <text:p>Leonardo DRS</text:p>
          </table:table-cell>
        </table:table-row>
        <table:table-row table:style-name="ro2">
          <table:table-cell office:value-type="string">
            <text:p>Designer I</text:p>
          </table:table-cell>
          <table:table-cell office:value-type="string">
            <text:p>Leonardo DRS</text:p>
          </table:table-cell>
          <table:table-cell office:value-type="string">
            <text:p>Menomonee Falls, WI</text:p>
          </table:table-cell>
          <table:table-cell office:value-type="string">
            <text:p>https://www.linkedin.com/jobs/view/designer-i-at-leonardo-drs-4188626076?position=49&amp;pageNum=0&amp;refId=Okqer2665%2FGStxn3MaOuYQ%3D%3D&amp;trackingId=HOvGCPVa5NnI83f5ncy58A%3D%3D</text:p>
          </table:table-cell>
          <table:table-cell office:value-type="string">
            <text:p>Leonardo DRS</text:p>
          </table:table-cell>
        </table:table-row>
        <table:table-row table:style-name="ro2">
          <table:table-cell office:value-type="string">
            <text:p>Associate Assembler</text:p>
          </table:table-cell>
          <table:table-cell office:value-type="string">
            <text:p>Leonardo DRS</text:p>
          </table:table-cell>
          <table:table-cell office:value-type="string">
            <text:p>Fort Walton Beach, FL</text:p>
          </table:table-cell>
          <table:table-cell office:value-type="string">
            <text:p>https://www.linkedin.com/jobs/view/associate-assembler-at-leonardo-drs-4137074696?position=59&amp;pageNum=0&amp;refId=Okqer2665%2FGStxn3MaOuYQ%3D%3D&amp;trackingId=ghylLjxppWlRRGRByRv7pQ%3D%3D</text:p>
          </table:table-cell>
          <table:table-cell office:value-type="string">
            <text:p>Leonardo DRS</text:p>
          </table:table-cell>
        </table:table-row>
        <table:table-row table:style-name="ro2">
          <table:table-cell office:value-type="string">
            <text:p>Associate Sheet Metal Operator</text:p>
          </table:table-cell>
          <table:table-cell office:value-type="string">
            <text:p>Leonardo DRS</text:p>
          </table:table-cell>
          <table:table-cell office:value-type="string">
            <text:p>High Ridge, MO</text:p>
          </table:table-cell>
          <table:table-cell office:value-type="string">
            <text:p>https://www.linkedin.com/jobs/view/associate-sheet-metal-operator-at-leonardo-drs-4175848863?position=11&amp;pageNum=0&amp;refId=FCHNxs1g%2FsQYWr9PnzrGYw%3D%3D&amp;trackingId=SsI1%2FQdvlxHuSogdc24R%2Fw%3D%3D</text:p>
          </table:table-cell>
          <table:table-cell office:value-type="string">
            <text:p>Leonardo S.p.A.</text:p>
          </table:table-cell>
        </table:table-row>
        <table:table-row table:style-name="ro2">
          <table:table-cell office:value-type="string">
            <text:p>Associate Welder</text:p>
          </table:table-cell>
          <table:table-cell office:value-type="string">
            <text:p>Leonardo DRS</text:p>
          </table:table-cell>
          <table:table-cell office:value-type="string">
            <text:p>High Ridge, MO</text:p>
          </table:table-cell>
          <table:table-cell office:value-type="string">
            <text:p>https://www.linkedin.com/jobs/view/associate-welder-at-leonardo-drs-4192399859?position=13&amp;pageNum=0&amp;refId=FCHNxs1g%2FsQYWr9PnzrGYw%3D%3D&amp;trackingId=suC2tKmeITsx6GPcKzyWGg%3D%3D</text:p>
          </table:table-cell>
          <table:table-cell office:value-type="string">
            <text:p>Leonardo S.p.A.</text:p>
          </table:table-cell>
        </table:table-row>
        <table:table-row table:style-name="ro2">
          <table:table-cell office:value-type="string">
            <text:p>Systems Engineer â€“ Early Career</text:p>
          </table:table-cell>
          <table:table-cell office:value-type="string">
            <text:p>Lockheed Martin</text:p>
          </table:table-cell>
          <table:table-cell office:value-type="string">
            <text:p>Erie-Meadville Area</text:p>
          </table:table-cell>
          <table:table-cell office:value-type="string">
            <text:p>https://www.linkedin.com/jobs/view/systems-engineer-%E2%80%93-early-career-at-lockheed-martin-4185936579?position=6&amp;pageNum=0&amp;refId=eOLv2meANqxKjyNBZcovRg%3D%3D&amp;trackingId=VvOopwovJIwrSdD9sx%2FVlg%3D%3D</text:p>
          </table:table-cell>
          <table:table-cell office:value-type="string">
            <text:p>Lockheed Martin</text:p>
          </table:table-cell>
        </table:table-row>
        <table:table-row table:style-name="ro2">
          <table:table-cell office:value-type="string">
            <text:p>Systems Engineer - MBSE Early Career</text:p>
          </table:table-cell>
          <table:table-cell office:value-type="string">
            <text:p>Lockheed Martin</text:p>
          </table:table-cell>
          <table:table-cell office:value-type="string">
            <text:p>Erie-Meadville Area</text:p>
          </table:table-cell>
          <table:table-cell office:value-type="string">
            <text:p>https://www.linkedin.com/jobs/view/systems-engineer-mbse-early-career-at-lockheed-martin-4177809050?position=12&amp;pageNum=0&amp;refId=eOLv2meANqxKjyNBZcovRg%3D%3D&amp;trackingId=3X9kGSAHjHgD0pRc5O82MQ%3D%3D</text:p>
          </table:table-cell>
          <table:table-cell office:value-type="string">
            <text:p>Lockheed Martin</text:p>
          </table:table-cell>
        </table:table-row>
        <table:table-row table:style-name="ro2">
          <table:table-cell office:value-type="string">
            <text:p>Integrated Program Planner - Early Career</text:p>
          </table:table-cell>
          <table:table-cell office:value-type="string">
            <text:p>Lockheed Martin</text:p>
          </table:table-cell>
          <table:table-cell office:value-type="string">
            <text:p>Moorestown, NJ</text:p>
          </table:table-cell>
          <table:table-cell office:value-type="string">
            <text:p>https://www.linkedin.com/jobs/view/integrated-program-planner-early-career-at-lockheed-martin-4192786434?position=13&amp;pageNum=0&amp;refId=eOLv2meANqxKjyNBZcovRg%3D%3D&amp;trackingId=h733jQwJXjfP%2FUnBeEpc7Q%3D%3D</text:p>
          </table:table-cell>
          <table:table-cell office:value-type="string">
            <text:p>Lockheed Martin</text:p>
          </table:table-cell>
        </table:table-row>
        <table:table-row table:style-name="ro2">
          <table:table-cell office:value-type="string">
            <text:p>Systems Engineer - Early Career</text:p>
          </table:table-cell>
          <table:table-cell office:value-type="string">
            <text:p>Lockheed Martin</text:p>
          </table:table-cell>
          <table:table-cell office:value-type="string">
            <text:p>Erie-Meadville Area</text:p>
          </table:table-cell>
          <table:table-cell office:value-type="string">
            <text:p>https://www.linkedin.com/jobs/view/systems-engineer-early-career-at-lockheed-martin-4177802769?position=22&amp;pageNum=0&amp;refId=eOLv2meANqxKjyNBZcovRg%3D%3D&amp;trackingId=kobrnm16%2F2%2Bm5ZNUBYXCjQ%3D%3D</text:p>
          </table:table-cell>
          <table:table-cell office:value-type="string">
            <text:p>Lockheed Martin</text:p>
          </table:table-cell>
        </table:table-row>
        <table:table-row table:style-name="ro2">
          <table:table-cell office:value-type="string">
            <text:p>Aircraft Assembler - 1st Shift</text:p>
          </table:table-cell>
          <table:table-cell office:value-type="string">
            <text:p>Lockheed Martin</text:p>
          </table:table-cell>
          <table:table-cell office:value-type="string">
            <text:p>Pinellas Park, FL</text:p>
          </table:table-cell>
          <table:table-cell office:value-type="string">
            <text:p>https://www.linkedin.com/jobs/view/aircraft-assembler-1st-shift-at-lockheed-martin-4130698319?position=31&amp;pageNum=0&amp;refId=eOLv2meANqxKjyNBZcovRg%3D%3D&amp;trackingId=U%2FShJ7HFP7lMFVzGYJ%2Fq7A%3D%3D</text:p>
          </table:table-cell>
          <table:table-cell office:value-type="string">
            <text:p>Lockheed Martin</text:p>
          </table:table-cell>
        </table:table-row>
        <table:table-row table:style-name="ro2">
          <table:table-cell office:value-type="string">
            <text:p>System Integration and Test Engineer, Early Career</text:p>
          </table:table-cell>
          <table:table-cell office:value-type="string">
            <text:p>Lockheed Martin</text:p>
          </table:table-cell>
          <table:table-cell office:value-type="string">
            <text:p>Titusville, FL</text:p>
          </table:table-cell>
          <table:table-cell office:value-type="string">
            <text:p>https://www.linkedin.com/jobs/view/system-integration-and-test-engineer-early-career-at-lockheed-martin-4191133264?position=58&amp;pageNum=0&amp;refId=eOLv2meANqxKjyNBZcovRg%3D%3D&amp;trackingId=iEd8pIZyqDpzcnyqljUZDg%3D%3D</text:p>
          </table:table-cell>
          <table:table-cell office:value-type="string">
            <text:p>Lockheed Martin</text:p>
          </table:table-cell>
        </table:table-row>
        <table:table-row table:style-name="ro2">
          <table:table-cell office:value-type="string">
            <text:p>Flight Simulator System Integration &amp; Test Engineer Associate</text:p>
          </table:table-cell>
          <table:table-cell office:value-type="string">
            <text:p>Lockheed Martin</text:p>
          </table:table-cell>
          <table:table-cell office:value-type="string">
            <text:p>Greater Orlando</text:p>
          </table:table-cell>
          <table:table-cell office:value-type="string">
            <text:p>https://www.linkedin.com/jobs/view/flight-simulator-system-integration-test-engineer-associate-at-lockheed-martin-4185695593?position=8&amp;pageNum=17&amp;refId=0Q15WuRlC5GtAsIxQcPrrQ%3D%3D&amp;trackingId=wyfQHrqM4%2B2wHBpO40sQrQ%3D%3D</text:p>
          </table:table-cell>
          <table:table-cell office:value-type="string">
            <text:p>Lockheed Martin</text:p>
          </table:table-cell>
        </table:table-row>
        <table:table-row table:style-name="ro2">
          <table:table-cell office:value-type="string">
            <text:p>Configuration Analyst Associate</text:p>
          </table:table-cell>
          <table:table-cell office:value-type="string">
            <text:p>Lockheed Martin</text:p>
          </table:table-cell>
          <table:table-cell office:value-type="string">
            <text:p>Archbald, PA</text:p>
          </table:table-cell>
          <table:table-cell office:value-type="string">
            <text:p>https://www.linkedin.com/jobs/view/configuration-analyst-associate-at-lockheed-martin-4153897134?position=9&amp;pageNum=17&amp;refId=0Q15WuRlC5GtAsIxQcPrrQ%3D%3D&amp;trackingId=dgoRl3eJHNg44GGPlhB2cA%3D%3D</text:p>
          </table:table-cell>
          <table:table-cell office:value-type="string">
            <text:p>Lockheed Martin</text:p>
          </table:table-cell>
        </table:table-row>
        <table:table-row table:style-name="ro2">
          <table:table-cell office:value-type="string">
            <text:p>Flight Simulation / System Administrator / TMAP / J-NEEO / Nellis AFB</text:p>
          </table:table-cell>
          <table:table-cell office:value-type="string">
            <text:p>Lockheed Martin</text:p>
          </table:table-cell>
          <table:table-cell office:value-type="string">
            <text:p>Nellis AFB, NV</text:p>
          </table:table-cell>
          <table:table-cell office:value-type="string">
            <text:p>https://www.linkedin.com/jobs/view/flight-simulation-system-administrator-tmap-j-neeo-nellis-afb-at-lockheed-martin-4133452968?position=7&amp;pageNum=22&amp;refId=iBanNnQyNWjlVS%2B9D3I0ng%3D%3D&amp;trackingId=TQ5DTZdL7QdSKKQzok1bFA%3D%3D</text:p>
          </table:table-cell>
          <table:table-cell office:value-type="string">
            <text:p>Lockheed Martin</text:p>
          </table:table-cell>
        </table:table-row>
        <table:table-row table:style-name="ro2">
          <table:table-cell office:value-type="string">
            <text:p>Aircraft Mechanic A</text:p>
          </table:table-cell>
          <table:table-cell office:value-type="string">
            <text:p>Lockheed Martin</text:p>
          </table:table-cell>
          <table:table-cell office:value-type="string">
            <text:p>Fort Worth, TX</text:p>
          </table:table-cell>
          <table:table-cell office:value-type="string">
            <text:p>https://www.linkedin.com/jobs/view/aircraft-mechanic-a-at-lockheed-martin-4122696734?position=21&amp;pageNum=0&amp;refId=XSbMfzeWANzrQhd4Ifmwzg%3D%3D&amp;trackingId=V89fRpgcDGTpUBCRCRoEGg%3D%3D</text:p>
          </table:table-cell>
          <table:table-cell office:value-type="string">
            <text:p>Vast Aerospace</text:p>
          </table:table-cell>
        </table:table-row>
        <table:table-row table:style-name="ro2">
          <table:table-cell office:value-type="string">
            <text:p>Material Applicator, Aircraft Painter</text:p>
          </table:table-cell>
          <table:table-cell office:value-type="string">
            <text:p>Lockheed Martin</text:p>
          </table:table-cell>
          <table:table-cell office:value-type="string">
            <text:p>Palmdale, CA</text:p>
          </table:table-cell>
          <table:table-cell office:value-type="string">
            <text:p>https://www.linkedin.com/jobs/view/material-applicator-aircraft-painter-at-lockheed-martin-4162703613?position=7&amp;pageNum=17&amp;refId=tCDHvOWLqUzWFd3FN8mSDA%3D%3D&amp;trackingId=7WXJ8Ck6NBlybqnFF%2Bykzg%3D%3D</text:p>
          </table:table-cell>
          <table:table-cell office:value-type="string">
            <text:p>Lockheed Martin Skunk Works</text:p>
          </table:table-cell>
        </table:table-row>
        <table:table-row table:style-name="ro2">
          <table:table-cell office:value-type="string">
            <text:p>WIRE HARNESS DESIGN ENGINEER</text:p>
          </table:table-cell>
          <table:table-cell office:value-type="string">
            <text:p>Marvin Engineering Company</text:p>
          </table:table-cell>
          <table:table-cell office:value-type="string">
            <text:p>Los Angeles Metropolitan Area</text:p>
          </table:table-cell>
          <table:table-cell office:value-type="string">
            <text:p>https://www.linkedin.com/jobs/view/wire-harness-design-engineer-at-marvin-engineering-company-4158907344?position=2&amp;pageNum=57&amp;refId=jFchtP8k3o6YE87GSXSdww%3D%3D&amp;trackingId=GhJoovfShogskltTwKEgAQ%3D%3D</text:p>
          </table:table-cell>
          <table:table-cell office:value-type="string">
            <text:p>Northrop Grumman</text:p>
          </table:table-cell>
        </table:table-row>
        <table:table-row table:style-name="ro2">
          <table:table-cell office:value-type="string">
            <text:p>Junior Linux Systems Administrator (TS/SCI)</text:p>
          </table:table-cell>
          <table:table-cell office:value-type="string">
            <text:p>Maxar Technologies</text:p>
          </table:table-cell>
          <table:table-cell office:value-type="string">
            <text:p>Herndon, VA</text:p>
          </table:table-cell>
          <table:table-cell office:value-type="string">
            <text:p>https://www.linkedin.com/jobs/view/junior-linux-systems-administrator-ts-sci-at-maxar-technologies-4184947638?position=7&amp;pageNum=0&amp;refId=H7uYuyas47%2BTe7fzam834w%3D%3D&amp;trackingId=UYSBsuMSBA7S38arX%2F8kHw%3D%3D</text:p>
          </table:table-cell>
          <table:table-cell office:value-type="string">
            <text:p>Maxar Technologies</text:p>
          </table:table-cell>
        </table:table-row>
        <table:table-row table:style-name="ro2">
          <table:table-cell office:value-type="string">
            <text:p>Aircraft Maintenance Professional</text:p>
          </table:table-cell>
          <table:table-cell office:value-type="string">
            <text:p>MHI RJ Aviation Group</text:p>
          </table:table-cell>
          <table:table-cell office:value-type="string">
            <text:p>Bridgeport, WV</text:p>
          </table:table-cell>
          <table:table-cell office:value-type="string">
            <text:p>https://www.linkedin.com/jobs/view/aircraft-maintenance-professional-at-mhi-rj-aviation-group-4188717110?position=36&amp;pageNum=0&amp;refId=J3KXngPUbeXlYhuNm3GELw%3D%3D&amp;trackingId=pWC7jJp8Tv0P6DOGuiSYfg%3D%3D</text:p>
          </table:table-cell>
          <table:table-cell office:value-type="string">
            <text:p>Mitsubishi Heavy Industries</text:p>
          </table:table-cell>
        </table:table-row>
        <table:table-row table:style-name="ro2">
          <table:table-cell office:value-type="string">
            <text:p>Aircraft Maintenance Professional</text:p>
          </table:table-cell>
          <table:table-cell office:value-type="string">
            <text:p>MHI RJ Aviation Group</text:p>
          </table:table-cell>
          <table:table-cell office:value-type="string">
            <text:p>Tucson, AZ</text:p>
          </table:table-cell>
          <table:table-cell office:value-type="string">
            <text:p>https://www.linkedin.com/jobs/view/aircraft-maintenance-professional-at-mhi-rj-aviation-group-4186588928?position=37&amp;pageNum=0&amp;refId=J3KXngPUbeXlYhuNm3GELw%3D%3D&amp;trackingId=x6RmuaggB07ms%2Fa0VgPZdw%3D%3D</text:p>
          </table:table-cell>
          <table:table-cell office:value-type="string">
            <text:p>Mitsubishi Heavy Industries</text:p>
          </table:table-cell>
        </table:table-row>
        <table:table-row table:style-name="ro2">
          <table:table-cell office:value-type="string">
            <text:p>ATLO Engineer - Early Career</text:p>
          </table:table-cell>
          <table:table-cell office:value-type="string">
            <text:p>Millennium Space Systems, A Boeing Company</text:p>
          </table:table-cell>
          <table:table-cell office:value-type="string">
            <text:p>El Segundo, CA</text:p>
          </table:table-cell>
          <table:table-cell office:value-type="string">
            <text:p>https://www.linkedin.com/jobs/view/atlo-engineer-early-career-at-millennium-space-systems-a-boeing-company-4175578934?position=31&amp;pageNum=0&amp;refId=n1ShT5mRVhfKZSqXPJ2LgQ%3D%3D&amp;trackingId=E2c%2FG82snDg3pPm9Jh6CjQ%3D%3D</text:p>
          </table:table-cell>
          <table:table-cell office:value-type="string">
            <text:p>Boeing</text:p>
          </table:table-cell>
        </table:table-row>
        <table:table-row table:style-name="ro2">
          <table:table-cell office:value-type="string">
            <text:p>Spacecraft Thermal Engineer</text:p>
          </table:table-cell>
          <table:table-cell office:value-type="string">
            <text:p>Millennium Space Systems, A Boeing Company</text:p>
          </table:table-cell>
          <table:table-cell office:value-type="string">
            <text:p>El Segundo, CA</text:p>
          </table:table-cell>
          <table:table-cell office:value-type="string">
            <text:p>https://www.linkedin.com/jobs/view/spacecraft-thermal-engineer-at-millennium-space-systems-a-boeing-company-4184546407?position=56&amp;pageNum=0&amp;refId=n1ShT5mRVhfKZSqXPJ2LgQ%3D%3D&amp;trackingId=jqzWOb4F39juvO2b1VECbQ%3D%3D</text:p>
          </table:table-cell>
          <table:table-cell office:value-type="string">
            <text:p>Boeing</text:p>
          </table:table-cell>
        </table:table-row>
        <table:table-row table:style-name="ro2">
          <table:table-cell office:value-type="string">
            <text:p>Aircraft Maintenance Professional</text:p>
          </table:table-cell>
          <table:table-cell office:value-type="string">
            <text:p>Mitsubishi Heavy Industries</text:p>
          </table:table-cell>
          <table:table-cell office:value-type="string">
            <text:p>Tucson, AZ</text:p>
          </table:table-cell>
          <table:table-cell office:value-type="string">
            <text:p>https://www.linkedin.com/jobs/view/aircraft-maintenance-professional-at-mitsubishi-heavy-industries-4186419940?position=17&amp;pageNum=0&amp;refId=J3KXngPUbeXlYhuNm3GELw%3D%3D&amp;trackingId=WomRdqkIk5NkG8QcIb4fXw%3D%3D</text:p>
          </table:table-cell>
          <table:table-cell office:value-type="string">
            <text:p>Mitsubishi Heavy Industries</text:p>
          </table:table-cell>
        </table:table-row>
        <table:table-row table:style-name="ro2">
          <table:table-cell office:value-type="string">
            <text:p>Aircraft Maintenance Professional</text:p>
          </table:table-cell>
          <table:table-cell office:value-type="string">
            <text:p>Mitsubishi Heavy Industries</text:p>
          </table:table-cell>
          <table:table-cell office:value-type="string">
            <text:p>Bridgeport, WV</text:p>
          </table:table-cell>
          <table:table-cell office:value-type="string">
            <text:p>https://www.linkedin.com/jobs/view/aircraft-maintenance-professional-at-mitsubishi-heavy-industries-4186421886?position=20&amp;pageNum=0&amp;refId=J3KXngPUbeXlYhuNm3GELw%3D%3D&amp;trackingId=tBL%2F6c4Typ6sgxojwS9yXA%3D%3D</text:p>
          </table:table-cell>
          <table:table-cell office:value-type="string">
            <text:p>Mitsubishi Heavy Industries</text:p>
          </table:table-cell>
        </table:table-row>
        <table:table-row table:style-name="ro2">
          <table:table-cell office:value-type="string">
            <text:p>Design Engineer</text:p>
          </table:table-cell>
          <table:table-cell office:value-type="string">
            <text:p>Moog Inc.</text:p>
          </table:table-cell>
          <table:table-cell office:value-type="string">
            <text:p>Blacksburg, VA</text:p>
          </table:table-cell>
          <table:table-cell office:value-type="string">
            <text:p>https://www.linkedin.com/jobs/view/design-engineer-at-moog-inc-4193348927?position=1&amp;pageNum=0&amp;refId=l%2BijLzh2y9wm0pjaWZUvgA%3D%3D&amp;trackingId=j6b%2FBkBPSSmU1WpAljVbKg%3D%3D</text:p>
          </table:table-cell>
          <table:table-cell office:value-type="string">
            <text:p>Moog Inc.</text:p>
          </table:table-cell>
        </table:table-row>
        <table:table-row table:style-name="ro2">
          <table:table-cell office:value-type="string">
            <text:p>Associate Planning Analyst</text:p>
          </table:table-cell>
          <table:table-cell office:value-type="string">
            <text:p>Moog Inc.</text:p>
          </table:table-cell>
          <table:table-cell office:value-type="string">
            <text:p>Buffalo, NY</text:p>
          </table:table-cell>
          <table:table-cell office:value-type="string">
            <text:p>https://www.linkedin.com/jobs/view/associate-planning-analyst-at-moog-inc-4192430649?position=12&amp;pageNum=0&amp;refId=l%2BijLzh2y9wm0pjaWZUvgA%3D%3D&amp;trackingId=d6Ngb1N5yu12dW4SO5W0kA%3D%3D</text:p>
          </table:table-cell>
          <table:table-cell office:value-type="string">
            <text:p>Moog Inc.</text:p>
          </table:table-cell>
        </table:table-row>
        <table:table-row table:style-name="ro2">
          <table:table-cell office:value-type="string">
            <text:p>Associate QA Engineer</text:p>
          </table:table-cell>
          <table:table-cell office:value-type="string">
            <text:p>Moog Inc.</text:p>
          </table:table-cell>
          <table:table-cell office:value-type="string">
            <text:p>Buffalo, NY</text:p>
          </table:table-cell>
          <table:table-cell office:value-type="string">
            <text:p>https://www.linkedin.com/jobs/view/associate-qa-engineer-at-moog-inc-4143523868?position=14&amp;pageNum=0&amp;refId=l%2BijLzh2y9wm0pjaWZUvgA%3D%3D&amp;trackingId=IRWtP0yIcuWPoQ0aDixMXQ%3D%3D</text:p>
          </table:table-cell>
          <table:table-cell office:value-type="string">
            <text:p>Moog Inc.</text:p>
          </table:table-cell>
        </table:table-row>
        <table:table-row table:style-name="ro2">
          <table:table-cell office:value-type="string">
            <text:p>Associate Systems Engineer</text:p>
          </table:table-cell>
          <table:table-cell office:value-type="string">
            <text:p>Moog Inc.</text:p>
          </table:table-cell>
          <table:table-cell office:value-type="string">
            <text:p>Buffalo, NY</text:p>
          </table:table-cell>
          <table:table-cell office:value-type="string">
            <text:p>https://www.linkedin.com/jobs/view/associate-systems-engineer-at-moog-inc-4188224710?position=22&amp;pageNum=0&amp;refId=l%2BijLzh2y9wm0pjaWZUvgA%3D%3D&amp;trackingId=XDOpHCNaGCb1bE7qkEYNTA%3D%3D</text:p>
          </table:table-cell>
          <table:table-cell office:value-type="string">
            <text:p>Moog Inc.</text:p>
          </table:table-cell>
        </table:table-row>
        <table:table-row table:style-name="ro2">
          <table:table-cell office:value-type="string">
            <text:p>Spacecraft ADCS Engineer</text:p>
          </table:table-cell>
          <table:table-cell office:value-type="string">
            <text:p>Muon Space</text:p>
          </table:table-cell>
          <table:table-cell office:value-type="string">
            <text:p>Mountain View, CA</text:p>
          </table:table-cell>
          <table:table-cell office:value-type="string">
            <text:p>https://www.linkedin.com/jobs/view/spacecraft-adcs-engineer-at-muon-space-4140309309?position=59&amp;pageNum=0&amp;refId=0oXaiM6WU%2FyoqKmy5%2FudqA%3D%3D&amp;trackingId=2aOYUDZ6h77ZDyBYHs8REw%3D%3D</text:p>
          </table:table-cell>
          <table:table-cell office:value-type="string">
            <text:p>In-Space Missions Aerospace</text:p>
          </table:table-cell>
        </table:table-row>
        <table:table-row table:style-name="ro2">
          <table:table-cell office:value-type="string">
            <text:p>Associate Network Engineer/Network Engineer - R10190919</text:p>
          </table:table-cell>
          <table:table-cell office:value-type="string">
            <text:p>Northrop Grumman</text:p>
          </table:table-cell>
          <table:table-cell office:value-type="string">
            <text:p>San Diego, CA</text:p>
          </table:table-cell>
          <table:table-cell office:value-type="string">
            <text:p>https://www.linkedin.com/jobs/view/associate-network-engineer-network-engineer-r10190919-at-northrop-grumman-4194594707?position=56&amp;pageNum=0&amp;refId=6eZBduJK4SJ%2FpXub4fE6vQ%3D%3D&amp;trackingId=yY32OzHc8S8o%2F99mFUo9hw%3D%3D</text:p>
          </table:table-cell>
          <table:table-cell office:value-type="string">
            <text:p>Northrop Grumman Aerospace Systems</text:p>
          </table:table-cell>
        </table:table-row>
        <table:table-row table:style-name="ro2">
          <table:table-cell office:value-type="string">
            <text:p>Cyber Systems Engineer - NG Space Systems - R10190560</text:p>
          </table:table-cell>
          <table:table-cell office:value-type="string">
            <text:p>Northrop Grumman</text:p>
          </table:table-cell>
          <table:table-cell office:value-type="string">
            <text:p>Redondo Beach, CA</text:p>
          </table:table-cell>
          <table:table-cell office:value-type="string">
            <text:p>https://www.linkedin.com/jobs/view/cyber-systems-engineer-ng-space-systems-r10190560-at-northrop-grumman-4194595650?position=4&amp;pageNum=12&amp;refId=twsq5Lb96qbgzmya3C9ogg%3D%3D&amp;trackingId=96s0rUusHojLzX7jxcluTA%3D%3D</text:p>
          </table:table-cell>
          <table:table-cell office:value-type="string">
            <text:p>Northrop Grumman Aerospace Systems</text:p>
          </table:table-cell>
        </table:table-row>
        <table:table-row table:style-name="ro2">
          <table:table-cell office:value-type="string">
            <text:p>Scenario Design Enterprise (SDE) Operations Officer - R10189756</text:p>
          </table:table-cell>
          <table:table-cell office:value-type="string">
            <text:p>Northrop Grumman</text:p>
          </table:table-cell>
          <table:table-cell office:value-type="string">
            <text:p>Leavenworth, KS</text:p>
          </table:table-cell>
          <table:table-cell office:value-type="string">
            <text:p>https://www.linkedin.com/jobs/view/scenario-design-enterprise-sde-operations-officer-r10189756-at-northrop-grumman-4189803550?position=4&amp;pageNum=42&amp;refId=2i46xxj9hComlgNu4PsM9g%3D%3D&amp;trackingId=m6XqL3VzLqdtIkicWoJTTQ%3D%3D</text:p>
          </table:table-cell>
          <table:table-cell office:value-type="string">
            <text:p>Northrop Grumman Aerospace Systems</text:p>
          </table:table-cell>
        </table:table-row>
        <table:table-row table:style-name="ro2">
          <table:table-cell office:value-type="string">
            <text:p>Associate Solutions Engineer</text:p>
          </table:table-cell>
          <table:table-cell office:value-type="string">
            <text:p>Paces</text:p>
          </table:table-cell>
          <table:table-cell office:value-type="string">
            <text:p>New York, NY</text:p>
          </table:table-cell>
          <table:table-cell office:value-type="string">
            <text:p>https://www.linkedin.com/jobs/view/associate-solutions-engineer-at-paces-4143788738?position=18&amp;pageNum=0&amp;refId=gh%2BKBzOqTWPxL6JW%2BHAHxQ%3D%3D&amp;trackingId=oSGRemGX1TqSFLBu3cVRTg%3D%3D</text:p>
          </table:table-cell>
          <table:table-cell office:value-type="string">
            <text:p>NASA</text:p>
          </table:table-cell>
        </table:table-row>
        <table:table-row table:style-name="ro2">
          <table:table-cell office:value-type="string">
            <text:p>Propulsion Design and Structural Engineer</text:p>
          </table:table-cell>
          <table:table-cell office:value-type="string">
            <text:p>Parabilis Space Technologies, Inc.</text:p>
          </table:table-cell>
          <table:table-cell office:value-type="string">
            <text:p>San Marcos, CA</text:p>
          </table:table-cell>
          <table:table-cell office:value-type="string">
            <text:p>https://www.linkedin.com/jobs/view/propulsion-design-and-structural-engineer-at-parabilis-space-technologies-inc-4138531140?position=12&amp;pageNum=0&amp;refId=0oXaiM6WU%2FyoqKmy5%2FudqA%3D%3D&amp;trackingId=UM1SGZX563NR58ef9wVN8Q%3D%3D</text:p>
          </table:table-cell>
          <table:table-cell office:value-type="string">
            <text:p>In-Space Missions Aerospace</text:p>
          </table:table-cell>
        </table:table-row>
        <table:table-row table:style-name="ro2">
          <table:table-cell office:value-type="string">
            <text:p>Propulsion Engineer</text:p>
          </table:table-cell>
          <table:table-cell office:value-type="string">
            <text:p>Phase Four</text:p>
          </table:table-cell>
          <table:table-cell office:value-type="string">
            <text:p>Los Angeles, CA</text:p>
          </table:table-cell>
          <table:table-cell office:value-type="string">
            <text:p>https://www.linkedin.com/jobs/view/propulsion-engineer-at-phase-four-4188254053?position=2&amp;pageNum=0&amp;refId=0oXaiM6WU%2FyoqKmy5%2FudqA%3D%3D&amp;trackingId=bJHyyzB6B2MUw0%2BmzYmZBA%3D%3D</text:p>
          </table:table-cell>
          <table:table-cell office:value-type="string">
            <text:p>In-Space Missions Aerospace</text:p>
          </table:table-cell>
        </table:table-row>
        <table:table-row table:style-name="ro2">
          <table:table-cell office:value-type="string">
            <text:p>Aerospace Engineer</text:p>
          </table:table-cell>
          <table:table-cell office:value-type="string">
            <text:p>Piasecki Aircraft Corporation</text:p>
          </table:table-cell>
          <table:table-cell office:value-type="string">
            <text:p>Coatesville, PA</text:p>
          </table:table-cell>
          <table:table-cell office:value-type="string">
            <text:p>https://www.linkedin.com/jobs/view/aerospace-engineer-at-piasecki-aircraft-corporation-4167307962?position=1&amp;pageNum=0&amp;refId=aX3bfuiN7J3N8EcSBLioEg%3D%3D&amp;trackingId=1eDs80er27Tdi3jrmNHT8w%3D%3D</text:p>
          </table:table-cell>
          <table:table-cell office:value-type="string">
            <text:p>Piasecki Aircraft</text:p>
          </table:table-cell>
        </table:table-row>
        <table:table-row table:style-name="ro2">
          <table:table-cell office:value-type="string">
            <text:p>Communications Associate</text:p>
          </table:table-cell>
          <table:table-cell office:value-type="string">
            <text:p>Planet</text:p>
          </table:table-cell>
          <table:table-cell office:value-type="string">
            <text:p>San Francisco, CA</text:p>
          </table:table-cell>
          <table:table-cell office:value-type="string">
            <text:p>https://www.linkedin.com/jobs/view/communications-associate-at-planet-4184287587?position=9&amp;pageNum=0&amp;refId=huRr9gYhQbWuWADW1ThuIA%3D%3D&amp;trackingId=kxRkvPVgtI1NkreaDzaONg%3D%3D</text:p>
          </table:table-cell>
          <table:table-cell office:value-type="string">
            <text:p>Planet Aerospace</text:p>
          </table:table-cell>
        </table:table-row>
        <table:table-row table:style-name="ro2">
          <table:table-cell table:style-name="ce1" office:value-type="string">
            <text:p>Mission Integration Engineer</text:p>
          </table:table-cell>
          <table:table-cell table:style-name="ce1" office:value-type="string">
            <text:p>PSC by Rocket Lab</text:p>
          </table:table-cell>
          <table:table-cell table:style-name="ce1" office:value-type="string">
            <text:p>Long Beach, CA</text:p>
          </table:table-cell>
          <table:table-cell table:style-name="ce1" office:value-type="string">
            <text:p>https://www.linkedin.com/jobs/view/mission-integration-engineer-at-psc-by-rocket-lab-4190266562?position=10&amp;pageNum=0&amp;refId=HkVG8ldKBWfkFjHeYGKLyA%3D%3D&amp;trackingId=4OMY3V9PkWK4YbOANkDIyw%3D%3D</text:p>
          </table:table-cell>
          <table:table-cell office:value-type="string">
            <text:p>Rocket Lab</text:p>
          </table:table-cell>
        </table:table-row>
        <table:table-row table:style-name="ro2">
          <table:table-cell office:value-type="string">
            <text:p>Space Systems Engineer</text:p>
          </table:table-cell>
          <table:table-cell office:value-type="string">
            <text:p>QinetiQ US</text:p>
          </table:table-cell>
          <table:table-cell office:value-type="string">
            <text:p>Chantilly, VA</text:p>
          </table:table-cell>
          <table:table-cell office:value-type="string">
            <text:p>https://www.linkedin.com/jobs/view/space-systems-engineer-at-qinetiq-us-4172372869?position=39&amp;pageNum=0&amp;refId=0oXaiM6WU%2FyoqKmy5%2FudqA%3D%3D&amp;trackingId=TYWhKVYcg3uwp6x8cJUuow%3D%3D</text:p>
          </table:table-cell>
          <table:table-cell office:value-type="string">
            <text:p>In-Space Missions Aerospace</text:p>
          </table:table-cell>
        </table:table-row>
        <table:table-row table:style-name="ro2">
          <table:table-cell office:value-type="string">
            <text:p>Space Systems Engineer</text:p>
          </table:table-cell>
          <table:table-cell office:value-type="string">
            <text:p>QinetiQ US (formerly Avantus Federal)</text:p>
          </table:table-cell>
          <table:table-cell office:value-type="string">
            <text:p>Chantilly, VA</text:p>
          </table:table-cell>
          <table:table-cell office:value-type="string">
            <text:p>https://www.linkedin.com/jobs/view/space-systems-engineer-at-qinetiq-us-formerly-avantus-federal-4173402866?position=1&amp;pageNum=0&amp;refId=0oXaiM6WU%2FyoqKmy5%2FudqA%3D%3D&amp;trackingId=x5k1%2FwUHOC8CL9OF8HBs2A%3D%3D</text:p>
          </table:table-cell>
          <table:table-cell office:value-type="string">
            <text:p>In-Space Missions Aerospace</text:p>
          </table:table-cell>
        </table:table-row>
        <table:table-row table:style-name="ro2">
          <table:table-cell office:value-type="string">
            <text:p>Junior CAD Designer</text:p>
          </table:table-cell>
          <table:table-cell office:value-type="string">
            <text:p>Red Canyon Engineering &amp; Software</text:p>
          </table:table-cell>
          <table:table-cell office:value-type="string">
            <text:p>Orlando, FL</text:p>
          </table:table-cell>
          <table:table-cell office:value-type="string">
            <text:p>https://www.linkedin.com/jobs/view/junior-cad-designer-at-red-canyon-engineering-software-4145154707?position=3&amp;pageNum=0&amp;refId=frhc1Kd%2BG6Vzm%2FXAd5EHrw%3D%3D&amp;trackingId=LNSkgaHsQU12PVck4M3f9A%3D%3D</text:p>
          </table:table-cell>
          <table:table-cell office:value-type="string">
            <text:p>Maxar Aerospace</text:p>
          </table:table-cell>
        </table:table-row>
        <table:table-row table:style-name="ro2">
          <table:table-cell office:value-type="string">
            <text:p>Strategy &amp; Operations Associate</text:p>
          </table:table-cell>
          <table:table-cell office:value-type="string">
            <text:p>Redwire Space</text:p>
          </table:table-cell>
          <table:table-cell office:value-type="string">
            <text:p>Chantilly, VA</text:p>
          </table:table-cell>
          <table:table-cell office:value-type="string">
            <text:p>https://www.linkedin.com/jobs/view/strategy-operations-associate-at-redwire-space-4192759171?position=1&amp;pageNum=0&amp;refId=Ius2PrP5iTnpqMQNwQ8wQQ%3D%3D&amp;trackingId=pr5AuziV9GwRUbzD4kiQmQ%3D%3D</text:p>
          </table:table-cell>
          <table:table-cell office:value-type="string">
            <text:p>Redwire Space</text:p>
          </table:table-cell>
        </table:table-row>
        <table:table-row table:style-name="ro2">
          <table:table-cell office:value-type="string">
            <text:p>Aircraft Interior Tech</text:p>
          </table:table-cell>
          <table:table-cell office:value-type="string">
            <text:p>Regent Aerospace Corporation</text:p>
          </table:table-cell>
          <table:table-cell office:value-type="string">
            <text:p>Santa Clarita, CA</text:p>
          </table:table-cell>
          <table:table-cell office:value-type="string">
            <text:p>https://www.linkedin.com/jobs/view/aircraft-interior-tech-at-regent-aerospace-corporation-4041497601?position=2&amp;pageNum=0&amp;refId=ybdlX2J6EUP65CwF4Jq6DA%3D%3D&amp;trackingId=0R32CDHn7pxZwRwRabaVqQ%3D%3D</text:p>
          </table:table-cell>
          <table:table-cell office:value-type="string">
            <text:p>The Aerospace Corporation</text:p>
          </table:table-cell>
        </table:table-row>
        <table:table-row table:style-name="ro2">
          <table:table-cell office:value-type="string">
            <text:p>Aircraft Interior Tech</text:p>
          </table:table-cell>
          <table:table-cell office:value-type="string">
            <text:p>Regent Aerospace Corporation</text:p>
          </table:table-cell>
          <table:table-cell office:value-type="string">
            <text:p>McAlester, OK</text:p>
          </table:table-cell>
          <table:table-cell office:value-type="string">
            <text:p>https://www.linkedin.com/jobs/view/aircraft-interior-tech-at-regent-aerospace-corporation-4131186050?position=6&amp;pageNum=0&amp;refId=ybdlX2J6EUP65CwF4Jq6DA%3D%3D&amp;trackingId=3gG89vV2MMaf5pIu4ZHaLw%3D%3D</text:p>
          </table:table-cell>
          <table:table-cell office:value-type="string">
            <text:p>The Aerospace Corporation</text:p>
          </table:table-cell>
        </table:table-row>
        <table:table-row table:style-name="ro2">
          <table:table-cell table:style-name="ce1" office:value-type="string">
            <text:p>Propulsion Test Engineer I</text:p>
          </table:table-cell>
          <table:table-cell table:style-name="ce1" office:value-type="string">
            <text:p>Relativity Space</text:p>
          </table:table-cell>
          <table:table-cell table:style-name="ce1" office:value-type="string">
            <text:p>Mississippi, United States</text:p>
          </table:table-cell>
          <table:table-cell table:style-name="ce1" office:value-type="string">
            <text:p>https://www.linkedin.com/jobs/view/propulsion-test-engineer-i-at-relativity-space-4181493708?position=2&amp;pageNum=0&amp;refId=2NYJTq5UrSuktg5ztieC3g%3D%3D&amp;trackingId=9tL%2FTJec164OYy%2BEpIyWDg%3D%3D</text:p>
          </table:table-cell>
          <table:table-cell office:value-type="string">
            <text:p>Relativity Space</text:p>
          </table:table-cell>
        </table:table-row>
        <table:table-row table:style-name="ro2">
          <table:table-cell table:style-name="ce1" office:value-type="string">
            <text:p>Loads &amp; Dynamics Engineer I</text:p>
          </table:table-cell>
          <table:table-cell table:style-name="ce1" office:value-type="string">
            <text:p>Relativity Space</text:p>
          </table:table-cell>
          <table:table-cell table:style-name="ce1" office:value-type="string">
            <text:p>Long Beach, CA</text:p>
          </table:table-cell>
          <table:table-cell table:style-name="ce1" office:value-type="string">
            <text:p>https://www.linkedin.com/jobs/view/loads-dynamics-engineer-i-at-relativity-space-4173382288?position=3&amp;pageNum=0&amp;refId=2NYJTq5UrSuktg5ztieC3g%3D%3D&amp;trackingId=SW5%2BdqWre3ssopA4t0yiag%3D%3D</text:p>
          </table:table-cell>
          <table:table-cell office:value-type="string">
            <text:p>Relativity Space</text:p>
          </table:table-cell>
        </table:table-row>
        <table:table-row table:style-name="ro2">
          <table:table-cell table:style-name="ce1" office:value-type="string">
            <text:p>Structures Engineer I</text:p>
          </table:table-cell>
          <table:table-cell table:style-name="ce1" office:value-type="string">
            <text:p>Relativity Space</text:p>
          </table:table-cell>
          <table:table-cell table:style-name="ce1" office:value-type="string">
            <text:p>Long Beach, CA</text:p>
          </table:table-cell>
          <table:table-cell table:style-name="ce1" office:value-type="string">
            <text:p>https://www.linkedin.com/jobs/view/structures-engineer-i-at-relativity-space-4170325219?position=9&amp;pageNum=0&amp;refId=2NYJTq5UrSuktg5ztieC3g%3D%3D&amp;trackingId=%2FjhnQYTcpahZ1cXCZf1t8A%3D%3D</text:p>
          </table:table-cell>
          <table:table-cell office:value-type="string">
            <text:p>Relativity Space</text:p>
          </table:table-cell>
        </table:table-row>
        <table:table-row table:style-name="ro2">
          <table:table-cell table:style-name="ce1" office:value-type="string">
            <text:p>Engine Systems Design &amp; Analysis Team- Propulsion Design Engineer I</text:p>
          </table:table-cell>
          <table:table-cell table:style-name="ce1" office:value-type="string">
            <text:p>Relativity Space</text:p>
          </table:table-cell>
          <table:table-cell table:style-name="ce1" office:value-type="string">
            <text:p>Long Beach, CA</text:p>
          </table:table-cell>
          <table:table-cell table:style-name="ce1" office:value-type="string">
            <text:p>https://www.linkedin.com/jobs/view/engine-systems-design-analysis-team-propulsion-design-engineer-i-at-relativity-space-4181738564?position=17&amp;pageNum=0&amp;refId=2NYJTq5UrSuktg5ztieC3g%3D%3D&amp;trackingId=HPwQ38o6057%2B1qxD%2B62MPw%3D%3D</text:p>
          </table:table-cell>
          <table:table-cell office:value-type="string">
            <text:p>Relativity Space</text:p>
          </table:table-cell>
        </table:table-row>
        <table:table-row table:style-name="ro2">
          <table:table-cell table:style-name="ce1" office:value-type="string">
            <text:p>Engine Systems &amp; Test Team- Propulsion Test Responsible Engineer I</text:p>
          </table:table-cell>
          <table:table-cell table:style-name="ce1" office:value-type="string">
            <text:p>Relativity Space</text:p>
          </table:table-cell>
          <table:table-cell table:style-name="ce1" office:value-type="string">
            <text:p>Long Beach, CA</text:p>
          </table:table-cell>
          <table:table-cell table:style-name="ce1" office:value-type="string">
            <text:p>https://www.linkedin.com/jobs/view/engine-systems-test-team-propulsion-test-responsible-engineer-i-at-relativity-space-4138705396?position=27&amp;pageNum=0&amp;refId=2NYJTq5UrSuktg5ztieC3g%3D%3D&amp;trackingId=Weau4kb9XO4TqBOd4%2FWZ2Q%3D%3D</text:p>
          </table:table-cell>
          <table:table-cell office:value-type="string">
            <text:p>Relativity Space</text:p>
          </table:table-cell>
        </table:table-row>
        <table:table-row table:style-name="ro2">
          <table:table-cell office:value-type="string">
            <text:p>Mission Integration Engineer</text:p>
          </table:table-cell>
          <table:table-cell office:value-type="string">
            <text:p>Rocket Lab</text:p>
          </table:table-cell>
          <table:table-cell office:value-type="string">
            <text:p>Long Beach, CA</text:p>
          </table:table-cell>
          <table:table-cell office:value-type="string">
            <text:p>https://www.linkedin.com/jobs/view/mission-integration-engineer-at-rocket-lab-4191877881?position=21&amp;pageNum=0&amp;refId=HkVG8ldKBWfkFjHeYGKLyA%3D%3D&amp;trackingId=oAOZiySfD2nXEWE9CrjPWA%3D%3D</text:p>
          </table:table-cell>
          <table:table-cell office:value-type="string">
            <text:p>Rocket Lab</text:p>
          </table:table-cell>
        </table:table-row>
        <table:table-row table:style-name="ro2">
          <table:table-cell office:value-type="string">
            <text:p>Aircraft Electrician 1</text:p>
          </table:table-cell>
          <table:table-cell office:value-type="string">
            <text:p>Scaled Composites, LLC</text:p>
          </table:table-cell>
          <table:table-cell office:value-type="string">
            <text:p>Mojave, CA</text:p>
          </table:table-cell>
          <table:table-cell office:value-type="string">
            <text:p>https://www.linkedin.com/jobs/view/aircraft-electrician-1-at-scaled-composites-llc-4173415461?position=2&amp;pageNum=0&amp;refId=Kb2o97XwTVBWuWU1j4I1QQ%3D%3D&amp;trackingId=jnf9Fow7nDaRuT8SSWWZCw%3D%3D</text:p>
          </table:table-cell>
          <table:table-cell office:value-type="string">
            <text:p>Scaled Composites</text:p>
          </table:table-cell>
        </table:table-row>
        <table:table-row table:style-name="ro2">
          <table:table-cell office:value-type="string">
            <text:p>Aerospace Systems Analyst</text:p>
          </table:table-cell>
          <table:table-cell office:value-type="string">
            <text:p>Sierra Lobo, Inc.</text:p>
          </table:table-cell>
          <table:table-cell office:value-type="string">
            <text:p>Edwards, CA</text:p>
          </table:table-cell>
          <table:table-cell office:value-type="string">
            <text:p>https://www.linkedin.com/jobs/view/aerospace-systems-analyst-at-sierra-lobo-inc-4120235763?position=7&amp;pageNum=0&amp;refId=0oXaiM6WU%2FyoqKmy5%2FudqA%3D%3D&amp;trackingId=zlLRRpkJtaBNUefKGRj0rA%3D%3D</text:p>
          </table:table-cell>
          <table:table-cell office:value-type="string">
            <text:p>In-Space Missions Aerospace</text:p>
          </table:table-cell>
        </table:table-row>
        <table:table-row table:style-name="ro2">
          <table:table-cell office:value-type="string">
            <text:p>ECAD Designer: PCB Parts Librarian</text:p>
          </table:table-cell>
          <table:table-cell office:value-type="string">
            <text:p>Sierra Nevada Corporation</text:p>
          </table:table-cell>
          <table:table-cell office:value-type="string">
            <text:p>Sparks, NV</text:p>
          </table:table-cell>
          <table:table-cell office:value-type="string">
            <text:p>https://www.linkedin.com/jobs/view/ecad-designer-pcb-parts-librarian-at-sierra-nevada-corporation-4176147205?position=55&amp;pageNum=0&amp;refId=T0WFQrv5n4x%2FFktMr%2FiOjg%3D%3D&amp;trackingId=S%2F3aFsyK0UuZu5sYl%2BwaYQ%3D%3D</text:p>
          </table:table-cell>
          <table:table-cell office:value-type="string">
            <text:p>Sierra Nevada Corporation (SNC)</text:p>
          </table:table-cell>
        </table:table-row>
        <table:table-row table:style-name="ro2">
          <table:table-cell office:value-type="string">
            <text:p>Structural Mechanical Designer</text:p>
          </table:table-cell>
          <table:table-cell office:value-type="string">
            <text:p>SixAxis, LLC</text:p>
          </table:table-cell>
          <table:table-cell office:value-type="string">
            <text:p>Greenville, SC</text:p>
          </table:table-cell>
          <table:table-cell office:value-type="string">
            <text:p>https://www.linkedin.com/jobs/view/structural-mechanical-designer-at-sixaxis-llc-4181357026?position=27&amp;pageNum=0&amp;refId=n1ShT5mRVhfKZSqXPJ2LgQ%3D%3D&amp;trackingId=4CanPOXN0ip5r5JZFe5G5A%3D%3D</text:p>
          </table:table-cell>
          <table:table-cell office:value-type="string">
            <text:p>Boeing</text:p>
          </table:table-cell>
        </table:table-row>
        <table:table-row table:style-name="ro2">
          <table:table-cell office:value-type="string">
            <text:p>Design Engineer I (REMOTE - CA or WA Preferred)</text:p>
          </table:table-cell>
          <table:table-cell office:value-type="string">
            <text:p>Sonaca North America</text:p>
          </table:table-cell>
          <table:table-cell office:value-type="string">
            <text:p>St Charles, MO</text:p>
          </table:table-cell>
          <table:table-cell office:value-type="string">
            <text:p>https://www.linkedin.com/jobs/view/design-engineer-i-remote-ca-or-wa-preferred-at-sonaca-north-america-4173180743?position=6&amp;pageNum=0&amp;refId=VYbcHUqwoFhOkvBJe8XT%2FQ%3D%3D&amp;trackingId=uGw96bbeDT7oQ46i8vsD7w%3D%3D</text:p>
          </table:table-cell>
          <table:table-cell office:value-type="string">
            <text:p>Latitude Aerospace</text:p>
          </table:table-cell>
        </table:table-row>
        <table:table-row table:style-name="ro2">
          <table:table-cell office:value-type="string">
            <text:p>AERONAUTICAL ENGINEER</text:p>
          </table:table-cell>
          <table:table-cell office:value-type="string">
            <text:p>Space Systems Command</text:p>
          </table:table-cell>
          <table:table-cell office:value-type="string">
            <text:p>Beale Air Force Base, CA</text:p>
          </table:table-cell>
          <table:table-cell office:value-type="string">
            <text:p>https://www.linkedin.com/jobs/view/aeronautical-engineer-at-space-systems-command-3942987945?position=15&amp;pageNum=0&amp;refId=0oXaiM6WU%2FyoqKmy5%2FudqA%3D%3D&amp;trackingId=q13djprqQMbCrjoDo%2BqLaQ%3D%3D</text:p>
          </table:table-cell>
          <table:table-cell office:value-type="string">
            <text:p>In-Space Missions Aerospace</text:p>
          </table:table-cell>
        </table:table-row>
        <table:table-row table:style-name="ro2">
          <table:table-cell office:value-type="string">
            <text:p>ASTRONAUTICAL ENGINEER</text:p>
          </table:table-cell>
          <table:table-cell office:value-type="string">
            <text:p>Space Systems Command</text:p>
          </table:table-cell>
          <table:table-cell office:value-type="string">
            <text:p>Beale Air Force Base, CA</text:p>
          </table:table-cell>
          <table:table-cell office:value-type="string">
            <text:p>https://www.linkedin.com/jobs/view/astronautical-engineer-at-space-systems-command-3917003278?position=44&amp;pageNum=0&amp;refId=0oXaiM6WU%2FyoqKmy5%2FudqA%3D%3D&amp;trackingId=40mnQaO0uNRzw0w4H4BWxw%3D%3D</text:p>
          </table:table-cell>
          <table:table-cell office:value-type="string">
            <text:p>In-Space Missions Aerospace</text:p>
          </table:table-cell>
        </table:table-row>
        <table:table-row table:style-name="ro2">
          <table:table-cell office:value-type="string">
            <text:p>Mission Integration Engineer (Starshield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mission-integration-engineer-starshield-at-spacex-4174546220?position=11&amp;pageNum=0&amp;refId=0oXaiM6WU%2FyoqKmy5%2FudqA%3D%3D&amp;trackingId=p2zrTvpfqLu79g6FkNTqzQ%3D%3D</text:p>
          </table:table-cell>
          <table:table-cell office:value-type="string">
            <text:p>In-Space Missions Aerospace</text:p>
          </table:table-cell>
        </table:table-row>
        <table:table-row table:style-name="ro2">
          <table:table-cell office:value-type="string">
            <text:p>Customer Support Associate (Starlink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customer-support-associate-starlink-at-spacex-4173192994?position=2&amp;pageNum=0&amp;refId=sBUticTQ1jgZ1hBSjvg2Lg%3D%3D&amp;trackingId=uAu1N0VGnmNHucKjnQFx0A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Customer Support Associate, Bilingual Spanish (Starlink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customer-support-associate-bilingual-spanish-starlink-at-spacex-4139408490?position=10&amp;pageNum=0&amp;refId=sBUticTQ1jgZ1hBSjvg2Lg%3D%3D&amp;trackingId=N%2FINcGeBObsjT7m6pUZ0LA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Technical Support Associate (Starlink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technical-support-associate-starlink-at-spacex-4151503799?position=13&amp;pageNum=0&amp;refId=sBUticTQ1jgZ1hBSjvg2Lg%3D%3D&amp;trackingId=QvEdM8LklrK%2BxXvxleZalg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Customer Support Associate (Starlink) - Weekend Shift</text:p>
          </table:table-cell>
          <table:table-cell office:value-type="string">
            <text:p>SpaceX</text:p>
          </table:table-cell>
          <table:table-cell office:value-type="string">
            <text:p>Redmond, WA</text:p>
          </table:table-cell>
          <table:table-cell office:value-type="string">
            <text:p>https://www.linkedin.com/jobs/view/customer-support-associate-starlink-weekend-shift-at-spacex-4183524118?position=15&amp;pageNum=0&amp;refId=sBUticTQ1jgZ1hBSjvg2Lg%3D%3D&amp;trackingId=OXksLUH85pmeBiY9M0PQSQ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Mechanical Design Engineer (Propulsion Components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mechanical-design-engineer-propulsion-components-at-spacex-4072357391?position=17&amp;pageNum=0&amp;refId=sBUticTQ1jgZ1hBSjvg2Lg%3D%3D&amp;trackingId=jKjsGyGp%2BygsmEDl18ZMC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Customer Support Associate (Starlink)</text:p>
          </table:table-cell>
          <table:table-cell office:value-type="string">
            <text:p>SpaceX</text:p>
          </table:table-cell>
          <table:table-cell office:value-type="string">
            <text:p>Bastrop, TX</text:p>
          </table:table-cell>
          <table:table-cell office:value-type="string">
            <text:p>https://www.linkedin.com/jobs/view/customer-support-associate-starlink-at-spacex-4081617886?position=23&amp;pageNum=0&amp;refId=sBUticTQ1jgZ1hBSjvg2Lg%3D%3D&amp;trackingId=WUx%2FAdAYl2ts5AabybIibQ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Mechanical Design Engineer (Starship Components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mechanical-design-engineer-starship-components-at-spacex-4144757547?position=30&amp;pageNum=0&amp;refId=sBUticTQ1jgZ1hBSjvg2Lg%3D%3D&amp;trackingId=5LuLYhcHX46yN0WgjaaKI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Customer Support Associate, Bilingual Spanish (Starlink)</text:p>
          </table:table-cell>
          <table:table-cell office:value-type="string">
            <text:p>SpaceX</text:p>
          </table:table-cell>
          <table:table-cell office:value-type="string">
            <text:p>Bastrop, TX</text:p>
          </table:table-cell>
          <table:table-cell office:value-type="string">
            <text:p>https://www.linkedin.com/jobs/view/customer-support-associate-bilingual-spanish-starlink-at-spacex-4126600327?position=36&amp;pageNum=0&amp;refId=sBUticTQ1jgZ1hBSjvg2Lg%3D%3D&amp;trackingId=iqiNgmIUI%2FzZET14UKohA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Customer Support Associate, Bilingual (Starlink)</text:p>
          </table:table-cell>
          <table:table-cell office:value-type="string">
            <text:p>SpaceX</text:p>
          </table:table-cell>
          <table:table-cell office:value-type="string">
            <text:p>Redmond, WA</text:p>
          </table:table-cell>
          <table:table-cell office:value-type="string">
            <text:p>https://www.linkedin.com/jobs/view/customer-support-associate-bilingual-starlink-at-spacex-4024953472?position=37&amp;pageNum=0&amp;refId=sBUticTQ1jgZ1hBSjvg2Lg%3D%3D&amp;trackingId=UqnsmR7iGuEyHXSkXdzPa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Test Engineer, Propulsion Components (Starship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test-engineer-propulsion-components-starship-at-spacex-4150831705?position=38&amp;pageNum=0&amp;refId=sBUticTQ1jgZ1hBSjvg2Lg%3D%3D&amp;trackingId=AaHIb1aCs3lhU%2BMegTcLaA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Customer Support Associate Bilingual (Starlink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customer-support-associate-bilingual-starlink-at-spacex-4184091453?position=45&amp;pageNum=0&amp;refId=sBUticTQ1jgZ1hBSjvg2Lg%3D%3D&amp;trackingId=HSlMNovVff2TC1GwMpQJCg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Design Engineer, Turbomachinery (Starship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design-engineer-turbomachinery-starship-at-spacex-4184090582?position=52&amp;pageNum=0&amp;refId=sBUticTQ1jgZ1hBSjvg2Lg%3D%3D&amp;trackingId=IOTswPq3V86tJqVXDPfatQ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Mechanical Design Engineer (Falcon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mechanical-design-engineer-falcon-at-spacex-4145128463?position=55&amp;pageNum=0&amp;refId=sBUticTQ1jgZ1hBSjvg2Lg%3D%3D&amp;trackingId=YyS3k18wcfGoFk88C3e%2B7Q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Design Engineer, Turbomachinery (Starship)</text:p>
          </table:table-cell>
          <table:table-cell office:value-type="string">
            <text:p>SpaceX</text:p>
          </table:table-cell>
          <table:table-cell office:value-type="string">
            <text:p>Texas, United States</text:p>
          </table:table-cell>
          <table:table-cell office:value-type="string">
            <text:p>https://www.linkedin.com/jobs/view/design-engineer-turbomachinery-starship-at-spacex-4184096052?position=7&amp;pageNum=7&amp;refId=CQ8p%2FL1zx3Cj%2FDLy2yVVQg%3D%3D&amp;trackingId=%2F9tF9BqvelOacky%2BGNLefA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Mechanical Integration &amp; Test Engineer (Starshield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mechanical-integration-test-engineer-starshield-at-spacex-4170614995?position=9&amp;pageNum=7&amp;refId=CQ8p%2FL1zx3Cj%2FDLy2yVVQg%3D%3D&amp;trackingId=84tl5bOGMc5eJIAp54o73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Customer Support Associate (Starlink) - Bilingual Hebrew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customer-support-associate-starlink-bilingual-hebrew-at-spacex-4114494705?position=5&amp;pageNum=10&amp;refId=%2FYSMNCKe8bR8olninxtUMw%3D%3D&amp;trackingId=jdHSrd1TfltfO467KDS2KA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Technical Support Associate (Starlink)</text:p>
          </table:table-cell>
          <table:table-cell office:value-type="string">
            <text:p>SpaceX</text:p>
          </table:table-cell>
          <table:table-cell office:value-type="string">
            <text:p>Bastrop, TX</text:p>
          </table:table-cell>
          <table:table-cell office:value-type="string">
            <text:p>https://www.linkedin.com/jobs/view/technical-support-associate-starlink-at-spacex-4044509267?position=10&amp;pageNum=10&amp;refId=%2FYSMNCKe8bR8olninxtUMw%3D%3D&amp;trackingId=UbnX6xEYiypeKX1gxaFKbg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Mechanical Engineer, Machine Design (Starship)</text:p>
          </table:table-cell>
          <table:table-cell office:value-type="string">
            <text:p>SpaceX</text:p>
          </table:table-cell>
          <table:table-cell office:value-type="string">
            <text:p>Texas, United States</text:p>
          </table:table-cell>
          <table:table-cell office:value-type="string">
            <text:p>https://www.linkedin.com/jobs/view/mechanical-engineer-machine-design-starship-at-spacex-4179538087?position=1&amp;pageNum=12&amp;refId=nO0xjygDnGI69UhVo3pQew%3D%3D&amp;trackingId=0cIBlRKwRLRw9sa4B98DsQ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Propulsion Engineer (Merlin Flight Operations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propulsion-engineer-merlin-flight-operations-at-spacex-4170618857?position=1&amp;pageNum=15&amp;refId=ToszAZ46275FZvhTdXhk7Q%3D%3D&amp;trackingId=IO5PujxWbVVWflgoQiOGtg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Propulsion Engineer (Starship)</text:p>
          </table:table-cell>
          <table:table-cell office:value-type="string">
            <text:p>SpaceX</text:p>
          </table:table-cell>
          <table:table-cell office:value-type="string">
            <text:p>Texas, United States</text:p>
          </table:table-cell>
          <table:table-cell office:value-type="string">
            <text:p>https://www.linkedin.com/jobs/view/propulsion-engineer-starship-at-spacex-4146449340?position=2&amp;pageNum=15&amp;refId=ToszAZ46275FZvhTdXhk7Q%3D%3D&amp;trackingId=6scLDZgyCWdccx8IoTpojA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Mechanical Design Engineer (Starlink Ground Antennas)</text:p>
          </table:table-cell>
          <table:table-cell office:value-type="string">
            <text:p>SpaceX</text:p>
          </table:table-cell>
          <table:table-cell office:value-type="string">
            <text:p>Bastrop, TX</text:p>
          </table:table-cell>
          <table:table-cell office:value-type="string">
            <text:p>https://www.linkedin.com/jobs/view/mechanical-design-engineer-starlink-ground-antennas-at-spacex-4138853158?position=6&amp;pageNum=15&amp;refId=ToszAZ46275FZvhTdXhk7Q%3D%3D&amp;trackingId=eCqJ4y%2FFGrPo0dMv2kQg0g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Customer Support Associate, Bilingual French (Starlink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customer-support-associate-bilingual-french-starlink-at-spacex-4184095106?position=7&amp;pageNum=15&amp;refId=ToszAZ46275FZvhTdXhk7Q%3D%3D&amp;trackingId=A0IB2LTNpZsrx8B12RQx0g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Space Operations Engineer (Dragon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space-operations-engineer-dragon-at-spacex-4109090765?position=9&amp;pageNum=15&amp;refId=ToszAZ46275FZvhTdXhk7Q%3D%3D&amp;trackingId=BNMIg3g75VFfiagXcAokZA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PCB Designer (Starlink)</text:p>
          </table:table-cell>
          <table:table-cell office:value-type="string">
            <text:p>SpaceX</text:p>
          </table:table-cell>
          <table:table-cell office:value-type="string">
            <text:p>Bastrop, TX</text:p>
          </table:table-cell>
          <table:table-cell office:value-type="string">
            <text:p>https://www.linkedin.com/jobs/view/pcb-designer-starlink-at-spacex-4134101735?position=1&amp;pageNum=17&amp;refId=iN%2FOXP1R2xSyE9iUaQKmQw%3D%3D&amp;trackingId=HYIubE2VCkQGOqWaOOS53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Product Design Engineer (Starlink Ground Antennas)</text:p>
          </table:table-cell>
          <table:table-cell office:value-type="string">
            <text:p>SpaceX</text:p>
          </table:table-cell>
          <table:table-cell office:value-type="string">
            <text:p>Bastrop, TX</text:p>
          </table:table-cell>
          <table:table-cell office:value-type="string">
            <text:p>https://www.linkedin.com/jobs/view/product-design-engineer-starlink-ground-antennas-at-spacex-4167893242?position=3&amp;pageNum=17&amp;refId=iN%2FOXP1R2xSyE9iUaQKmQw%3D%3D&amp;trackingId=yWVQr415YPBypGgey%2B73X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Build Engineer, Structures (Starship)</text:p>
          </table:table-cell>
          <table:table-cell office:value-type="string">
            <text:p>SpaceX</text:p>
          </table:table-cell>
          <table:table-cell office:value-type="string">
            <text:p>Texas, United States</text:p>
          </table:table-cell>
          <table:table-cell office:value-type="string">
            <text:p>https://www.linkedin.com/jobs/view/build-engineer-structures-starship-at-spacex-4164584826?position=5&amp;pageNum=17&amp;refId=iN%2FOXP1R2xSyE9iUaQKmQw%3D%3D&amp;trackingId=1P0Rz%2B8%2F1AKzZWbORiKOSQ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Starlink Warehouse Associate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starlink-warehouse-associate-at-spacex-4188400077?position=1&amp;pageNum=20&amp;refId=epn4yzeQIPBmx9BD8dTnaw%3D%3D&amp;trackingId=%2Bgb%2BZ3NHAtjw2EOaTCVKO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Structural Engineer (Starship)</text:p>
          </table:table-cell>
          <table:table-cell office:value-type="string">
            <text:p>SpaceX</text:p>
          </table:table-cell>
          <table:table-cell office:value-type="string">
            <text:p>Texas, United States</text:p>
          </table:table-cell>
          <table:table-cell office:value-type="string">
            <text:p>https://www.linkedin.com/jobs/view/structural-engineer-starship-at-spacex-4189835251?position=6&amp;pageNum=20&amp;refId=epn4yzeQIPBmx9BD8dTnaw%3D%3D&amp;trackingId=XWmiANPLTuszD9ZSZYjfaA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Structures Test Engineer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structures-test-engineer-at-spacex-4103090249?position=8&amp;pageNum=20&amp;refId=epn4yzeQIPBmx9BD8dTnaw%3D%3D&amp;trackingId=KyFRqin9sQSwmed0hYFFMA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Launch Engineer, Structures (Dragon)</text:p>
          </table:table-cell>
          <table:table-cell office:value-type="string">
            <text:p>SpaceX</text:p>
          </table:table-cell>
          <table:table-cell office:value-type="string">
            <text:p>Cape Canaveral, FL</text:p>
          </table:table-cell>
          <table:table-cell office:value-type="string">
            <text:p>https://www.linkedin.com/jobs/view/launch-engineer-structures-dragon-at-spacex-4172529952?position=10&amp;pageNum=20&amp;refId=epn4yzeQIPBmx9BD8dTnaw%3D%3D&amp;trackingId=sKyZqxywR3BFA9MaVlUH6Q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Starship Engineer, Structures</text:p>
          </table:table-cell>
          <table:table-cell office:value-type="string">
            <text:p>SpaceX</text:p>
          </table:table-cell>
          <table:table-cell office:value-type="string">
            <text:p>Texas, United States</text:p>
          </table:table-cell>
          <table:table-cell office:value-type="string">
            <text:p>https://www.linkedin.com/jobs/view/starship-engineer-structures-at-spacex-4079016970?position=1&amp;pageNum=22&amp;refId=eL9Svi%2Fku4p%2FA2vO5MvLYw%3D%3D&amp;trackingId=h%2F1BtlqcDESo2eEpaxRyJ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Integration and Test Engineer (Starship)</text:p>
          </table:table-cell>
          <table:table-cell office:value-type="string">
            <text:p>SpaceX</text:p>
          </table:table-cell>
          <table:table-cell office:value-type="string">
            <text:p>Texas, United States</text:p>
          </table:table-cell>
          <table:table-cell office:value-type="string">
            <text:p>https://www.linkedin.com/jobs/view/integration-and-test-engineer-starship-at-spacex-4115041535?position=3&amp;pageNum=22&amp;refId=eL9Svi%2Fku4p%2FA2vO5MvLYw%3D%3D&amp;trackingId=3AMj%2F0JbI%2Bm54NQOL4Vt%2FQ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Propulsion Engineer, Structural Analyst (Merlin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propulsion-engineer-structural-analyst-merlin-at-spacex-4064694159?position=1&amp;pageNum=27&amp;refId=9CIutofuBxmYPvd1%2Fs7A5Q%3D%3D&amp;trackingId=nAZ2jhQkU2%2FgyBbZVsnk7g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Spaceport Restaurant Attendant - Temporary</text:p>
          </table:table-cell>
          <table:table-cell office:value-type="string">
            <text:p>SpaceX</text:p>
          </table:table-cell>
          <table:table-cell office:value-type="string">
            <text:p>Texas, United States</text:p>
          </table:table-cell>
          <table:table-cell office:value-type="string">
            <text:p>https://www.linkedin.com/jobs/view/spaceport-restaurant-attendant-temporary-at-spacex-3944804830?position=10&amp;pageNum=27&amp;refId=9CIutofuBxmYPvd1%2Fs7A5Q%3D%3D&amp;trackingId=z%2FcaYLvYe1F9UvuAokghjg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Customer Support Associate, Bilingual French (Starlink)</text:p>
          </table:table-cell>
          <table:table-cell office:value-type="string">
            <text:p>SpaceX</text:p>
          </table:table-cell>
          <table:table-cell office:value-type="string">
            <text:p>Bastrop, TX</text:p>
          </table:table-cell>
          <table:table-cell office:value-type="string">
            <text:p>https://www.linkedin.com/jobs/view/customer-support-associate-bilingual-french-starlink-at-spacex-4182395440?position=1&amp;pageNum=32&amp;refId=26eiucNu7AxTbYAo0bRx5g%3D%3D&amp;trackingId=f5qs%2BgFLX3Sa%2BOif%2FndmC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Structures Analyst (Starship)</text:p>
          </table:table-cell>
          <table:table-cell office:value-type="string">
            <text:p>SpaceX</text:p>
          </table:table-cell>
          <table:table-cell office:value-type="string">
            <text:p>Texas, United States</text:p>
          </table:table-cell>
          <table:table-cell office:value-type="string">
            <text:p>https://www.linkedin.com/jobs/view/structures-analyst-starship-at-spacex-4041135302?position=3&amp;pageNum=32&amp;refId=26eiucNu7AxTbYAo0bRx5g%3D%3D&amp;trackingId=PMqI%2BCkf0GS7dp7G7e8Zq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Customer Support Associate, Bilingual German (Starlink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customer-support-associate-bilingual-german-starlink-at-spacex-4184090575?position=5&amp;pageNum=37&amp;refId=cfaDn7nSJocpZTF8DVMvTg%3D%3D&amp;trackingId=FG%2FXNQETueQVyD2Sz31pS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Integration &amp; Test Engineer (Optomechanical)</text:p>
          </table:table-cell>
          <table:table-cell office:value-type="string">
            <text:p>SpaceX</text:p>
          </table:table-cell>
          <table:table-cell office:value-type="string">
            <text:p>Redmond, WA</text:p>
          </table:table-cell>
          <table:table-cell office:value-type="string">
            <text:p>https://www.linkedin.com/jobs/view/integration-test-engineer-optomechanical-at-spacex-4010724422?position=7&amp;pageNum=37&amp;refId=cfaDn7nSJocpZTF8DVMvTg%3D%3D&amp;trackingId=ct22tvqNErJLGKx80Kxl8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Mission Integration Engineer, Mission Systems (Starshield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mission-integration-engineer-mission-systems-starshield-at-spacex-4118074127?position=10&amp;pageNum=37&amp;refId=cfaDn7nSJocpZTF8DVMvTg%3D%3D&amp;trackingId=6Bhi8TJp9djoA3CcIlc2KQ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Integration &amp; Test Engineer (Falcon 9 Structures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integration-test-engineer-falcon-9-structures-at-spacex-4042361452?position=5&amp;pageNum=40&amp;refId=84R%2FAIzvHdinRx3ZsL5HWQ%3D%3D&amp;trackingId=JSOtHavTZ%2BfZq4XYm4LJU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Automation Design Engineer, Consumer Hardware (Starlink)</text:p>
          </table:table-cell>
          <table:table-cell office:value-type="string">
            <text:p>SpaceX</text:p>
          </table:table-cell>
          <table:table-cell office:value-type="string">
            <text:p>Bastrop, TX</text:p>
          </table:table-cell>
          <table:table-cell office:value-type="string">
            <text:p>https://www.linkedin.com/jobs/view/automation-design-engineer-consumer-hardware-starlink-at-spacex-4168629079?position=10&amp;pageNum=45&amp;refId=iPMyy3s7aJV8kiCQZjwLIg%3D%3D&amp;trackingId=GkdvuSwJTyCDTPIqwF%2FVJ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Customer Support Associate, Bilingual Dutch (Starlink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customer-support-associate-bilingual-dutch-starlink-at-spacex-4183523205?position=2&amp;pageNum=47&amp;refId=xdnyni2e%2FYZkz9AUckV7rg%3D%3D&amp;trackingId=L%2FkaWjgl2QONeCEuKRI8cg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Launch Engineer, Spacecraft Integration (Payloads)</text:p>
          </table:table-cell>
          <table:table-cell office:value-type="string">
            <text:p>SpaceX</text:p>
          </table:table-cell>
          <table:table-cell office:value-type="string">
            <text:p>Vandenberg Village, CA</text:p>
          </table:table-cell>
          <table:table-cell office:value-type="string">
            <text:p>https://www.linkedin.com/jobs/view/launch-engineer-spacecraft-integration-payloads-at-spacex-4075789743?position=9&amp;pageNum=47&amp;refId=xdnyni2e%2FYZkz9AUckV7rg%3D%3D&amp;trackingId=bfJyRDhOTXTmjz61GTPAVQ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Customer Support Associate, Bilingual Dutch (Starlink)</text:p>
          </table:table-cell>
          <table:table-cell office:value-type="string">
            <text:p>SpaceX</text:p>
          </table:table-cell>
          <table:table-cell office:value-type="string">
            <text:p>Bastrop, TX</text:p>
          </table:table-cell>
          <table:table-cell office:value-type="string">
            <text:p>https://www.linkedin.com/jobs/view/customer-support-associate-bilingual-dutch-starlink-at-spacex-4182496083?position=4&amp;pageNum=52&amp;refId=DySlAwg8YPro7dW1XeXRyA%3D%3D&amp;trackingId=fiJoMfHRyDwQhsNuqDuh%2Fw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Dynamics Engineer (Falcon)</text:p>
          </table:table-cell>
          <table:table-cell office:value-type="string">
            <text:p>SpaceX</text:p>
          </table:table-cell>
          <table:table-cell office:value-type="string">
            <text:p>Hawthorne, CA</text:p>
          </table:table-cell>
          <table:table-cell office:value-type="string">
            <text:p>https://www.linkedin.com/jobs/view/dynamics-engineer-falcon-at-spacex-4070245539?position=8&amp;pageNum=52&amp;refId=DySlAwg8YPro7dW1XeXRyA%3D%3D&amp;trackingId=qPlfkxC16F0LWR0N8w1ZEg%3D%3D</text:p>
          </table:table-cell>
          <table:table-cell office:value-type="string">
            <text:p>SpaceX</text:p>
          </table:table-cell>
        </table:table-row>
        <table:table-row table:style-name="ro2">
          <table:table-cell office:value-type="string">
            <text:p>Structural Design Engineer</text:p>
          </table:table-cell>
          <table:table-cell office:value-type="string">
            <text:p>Spirit AeroSystems</text:p>
          </table:table-cell>
          <table:table-cell office:value-type="string">
            <text:p>Wichita, KS</text:p>
          </table:table-cell>
          <table:table-cell office:value-type="string">
            <text:p>https://www.linkedin.com/jobs/view/structural-design-engineer-at-spirit-aerosystems-4142351096?position=1&amp;pageNum=0&amp;refId=4cXDPX%2F88D4RkE79nkSqOg%3D%3D&amp;trackingId=uT6Hlmocd324KFjXm9vDTg%3D%3D</text:p>
          </table:table-cell>
          <table:table-cell office:value-type="string">
            <text:p>Spirit AeroSystems</text:p>
          </table:table-cell>
        </table:table-row>
        <table:table-row table:style-name="ro2">
          <table:table-cell office:value-type="string">
            <text:p>Structural Analysis Engineer</text:p>
          </table:table-cell>
          <table:table-cell office:value-type="string">
            <text:p>Spirit AeroSystems</text:p>
          </table:table-cell>
          <table:table-cell office:value-type="string">
            <text:p>Wichita, KS</text:p>
          </table:table-cell>
          <table:table-cell office:value-type="string">
            <text:p>https://www.linkedin.com/jobs/view/structural-analysis-engineer-at-spirit-aerosystems-4142344830?position=3&amp;pageNum=0&amp;refId=4cXDPX%2F88D4RkE79nkSqOg%3D%3D&amp;trackingId=VtQfSf5TtaIYbZHRRrJJpg%3D%3D</text:p>
          </table:table-cell>
          <table:table-cell office:value-type="string">
            <text:p>Spirit AeroSystems</text:p>
          </table:table-cell>
        </table:table-row>
        <table:table-row table:style-name="ro2">
          <table:table-cell office:value-type="string">
            <text:p>Aircraft Painter</text:p>
          </table:table-cell>
          <table:table-cell office:value-type="string">
            <text:p>Spirit AeroSystems</text:p>
          </table:table-cell>
          <table:table-cell office:value-type="string">
            <text:p>Wichita, KS</text:p>
          </table:table-cell>
          <table:table-cell office:value-type="string">
            <text:p>https://www.linkedin.com/jobs/view/aircraft-painter-at-spirit-aerosystems-4159626544?position=47&amp;pageNum=0&amp;refId=4cXDPX%2F88D4RkE79nkSqOg%3D%3D&amp;trackingId=4tsghNtiAt6JH3LmEdRfDA%3D%3D</text:p>
          </table:table-cell>
          <table:table-cell office:value-type="string">
            <text:p>Spirit AeroSystems</text:p>
          </table:table-cell>
        </table:table-row>
        <table:table-row table:style-name="ro2">
          <table:table-cell office:value-type="string">
            <text:p>Propulsion Test/Operations Engineer</text:p>
          </table:table-cell>
          <table:table-cell office:value-type="string">
            <text:p>Stratolaunch</text:p>
          </table:table-cell>
          <table:table-cell office:value-type="string">
            <text:p>Mojave, CA</text:p>
          </table:table-cell>
          <table:table-cell office:value-type="string">
            <text:p>https://www.linkedin.com/jobs/view/propulsion-test-operations-engineer-at-stratolaunch-4131609179?position=3&amp;pageNum=0&amp;refId=xbXBYZ1TDYWm2Gvesp6IvQ%3D%3D&amp;trackingId=S6myPtC9phiI3%2FCSj4SoqQ%3D%3D</text:p>
          </table:table-cell>
          <table:table-cell office:value-type="string">
            <text:p>Stratolaunch Systems</text:p>
          </table:table-cell>
        </table:table-row>
        <table:table-row table:style-name="ro2">
          <table:table-cell office:value-type="string">
            <text:p>Payloads Structural Engineer</text:p>
          </table:table-cell>
          <table:table-cell office:value-type="string">
            <text:p>Stratolaunch</text:p>
          </table:table-cell>
          <table:table-cell office:value-type="string">
            <text:p>Mojave, CA</text:p>
          </table:table-cell>
          <table:table-cell office:value-type="string">
            <text:p>https://www.linkedin.com/jobs/view/payloads-structural-engineer-at-stratolaunch-4158451084?position=6&amp;pageNum=0&amp;refId=xbXBYZ1TDYWm2Gvesp6IvQ%3D%3D&amp;trackingId=bFDPF3Ed%2FONvEiugsbwLBA%3D%3D</text:p>
          </table:table-cell>
          <table:table-cell office:value-type="string">
            <text:p>Stratolaunch Systems</text:p>
          </table:table-cell>
        </table:table-row>
        <table:table-row table:style-name="ro2">
          <table:table-cell office:value-type="string">
            <text:p>SC Procurement Associate</text:p>
          </table:table-cell>
          <table:table-cell office:value-type="string">
            <text:p>Textron</text:p>
          </table:table-cell>
          <table:table-cell office:value-type="string">
            <text:p>Piney Flats, TN</text:p>
          </table:table-cell>
          <table:table-cell office:value-type="string">
            <text:p>https://www.linkedin.com/jobs/view/sc-procurement-associate-at-textron-4173676517?position=6&amp;pageNum=0&amp;refId=45sd7tdtfiowJgSIt7xEaw%3D%3D&amp;trackingId=58MMTrMqNxHB6%2BF8oWqPQw%3D%3D</text:p>
          </table:table-cell>
          <table:table-cell office:value-type="string">
            <text:p>Bell Helicopter</text:p>
          </table:table-cell>
        </table:table-row>
        <table:table-row table:style-name="ro2">
          <table:table-cell office:value-type="string">
            <text:p>Social Media Associate</text:p>
          </table:table-cell>
          <table:table-cell office:value-type="string">
            <text:p>Textron</text:p>
          </table:table-cell>
          <table:table-cell office:value-type="string">
            <text:p>Fort Worth, TX</text:p>
          </table:table-cell>
          <table:table-cell office:value-type="string">
            <text:p>https://www.linkedin.com/jobs/view/social-media-associate-at-textron-4191121787?position=1&amp;pageNum=0&amp;refId=xvLjEX65N2dOAgoVO%2B4T9w%3D%3D&amp;trackingId=joMVT%2FISk1l4EJMN2nhzyA%3D%3D</text:p>
          </table:table-cell>
          <table:table-cell office:value-type="string">
            <text:p>Bell Textron</text:p>
          </table:table-cell>
        </table:table-row>
        <table:table-row table:style-name="ro2">
          <table:table-cell office:value-type="string">
            <text:p>Flight Control Systems Engineer</text:p>
          </table:table-cell>
          <table:table-cell office:value-type="string">
            <text:p>Textron</text:p>
          </table:table-cell>
          <table:table-cell office:value-type="string">
            <text:p>Fort Worth, TX</text:p>
          </table:table-cell>
          <table:table-cell office:value-type="string">
            <text:p>https://www.linkedin.com/jobs/view/flight-control-systems-engineer-at-textron-4165603673?position=21&amp;pageNum=0&amp;refId=xvLjEX65N2dOAgoVO%2B4T9w%3D%3D&amp;trackingId=5kYqkSP4eni9WOuQsLbapw%3D%3D</text:p>
          </table:table-cell>
          <table:table-cell office:value-type="string">
            <text:p>Bell Textron</text:p>
          </table:table-cell>
        </table:table-row>
        <table:table-row table:style-name="ro2">
          <table:table-cell office:value-type="string">
            <text:p>Associate Contracts Administrator</text:p>
          </table:table-cell>
          <table:table-cell office:value-type="string">
            <text:p>Textron</text:p>
          </table:table-cell>
          <table:table-cell office:value-type="string">
            <text:p>Fort Worth, TX</text:p>
          </table:table-cell>
          <table:table-cell office:value-type="string">
            <text:p>https://www.linkedin.com/jobs/view/associate-contracts-administrator-at-textron-4183451653?position=25&amp;pageNum=0&amp;refId=xvLjEX65N2dOAgoVO%2B4T9w%3D%3D&amp;trackingId=9y3hiZHzUjVPxqQK1cvo8Q%3D%3D</text:p>
          </table:table-cell>
          <table:table-cell office:value-type="string">
            <text:p>Bell Textron</text:p>
          </table:table-cell>
        </table:table-row>
        <table:table-row table:style-name="ro2">
          <table:table-cell office:value-type="string">
            <text:p>Aircraft Maintenance Inspector</text:p>
          </table:table-cell>
          <table:table-cell office:value-type="string">
            <text:p>Textron Aviation</text:p>
          </table:table-cell>
          <table:table-cell office:value-type="string">
            <text:p>Orlando, FL</text:p>
          </table:table-cell>
          <table:table-cell office:value-type="string">
            <text:p>https://www.linkedin.com/jobs/view/aircraft-maintenance-inspector-at-textron-aviation-4080430456?position=8&amp;pageNum=0&amp;refId=57nbhJi7Vj9xFeiNzmE%2Fsw%3D%3D&amp;trackingId=qUlxgARuPR%2BENUysjE27vQ%3D%3D</text:p>
          </table:table-cell>
          <table:table-cell office:value-type="string">
            <text:p>Textron Aviation</text:p>
          </table:table-cell>
        </table:table-row>
        <table:table-row table:style-name="ro2">
          <table:table-cell office:value-type="string">
            <text:p>Flight Mechanic B-AP</text:p>
          </table:table-cell>
          <table:table-cell office:value-type="string">
            <text:p>Textron Aviation</text:p>
          </table:table-cell>
          <table:table-cell office:value-type="string">
            <text:p>Wichita, KS</text:p>
          </table:table-cell>
          <table:table-cell office:value-type="string">
            <text:p>https://www.linkedin.com/jobs/view/flight-mechanic-b-ap-at-textron-aviation-4136274576?position=20&amp;pageNum=0&amp;refId=57nbhJi7Vj9xFeiNzmE%2Fsw%3D%3D&amp;trackingId=NOQEpsUa%2B0A%2FGLIRp28Nvw%3D%3D</text:p>
          </table:table-cell>
          <table:table-cell office:value-type="string">
            <text:p>Textron Aviation</text:p>
          </table:table-cell>
        </table:table-row>
        <table:table-row table:style-name="ro2">
          <table:table-cell office:value-type="string">
            <text:p>Engineer - Flight Operations Engineering and Analysis (Remote)</text:p>
          </table:table-cell>
          <table:table-cell office:value-type="string">
            <text:p>United Airlines</text:p>
          </table:table-cell>
          <table:table-cell office:value-type="string">
            <text:p>Chicago, IL</text:p>
          </table:table-cell>
          <table:table-cell office:value-type="string">
            <text:p>https://www.linkedin.com/jobs/view/engineer-flight-operations-engineering-and-analysis-remote-at-united-airlines-4195803425?position=36&amp;pageNum=0&amp;refId=n1ShT5mRVhfKZSqXPJ2LgQ%3D%3D&amp;trackingId=am%2FyPL%2FDRhAuL%2FXy0W9H6g%3D%3D</text:p>
          </table:table-cell>
          <table:table-cell office:value-type="string">
            <text:p>Boeing</text:p>
          </table:table-cell>
        </table:table-row>
        <table:table-row table:style-name="ro2">
          <table:table-cell office:value-type="string">
            <text:p>Assistant or Associate Professor - Aerospace Engineering</text:p>
          </table:table-cell>
          <table:table-cell office:value-type="string">
            <text:p>University of Houston</text:p>
          </table:table-cell>
          <table:table-cell office:value-type="string">
            <text:p>Houston, TX</text:p>
          </table:table-cell>
          <table:table-cell office:value-type="string">
            <text:p>https://www.linkedin.com/jobs/view/assistant-or-associate-professor-aerospace-engineering-at-university-of-houston-4125170813?position=6&amp;pageNum=0&amp;refId=XTttHJMpnRi%2BM8jwpaErPg%3D%3D&amp;trackingId=05MxUMVem8Ci%2BHHn%2FprzmA%3D%3D</text:p>
          </table:table-cell>
          <table:table-cell office:value-type="string">
            <text:p>Frontier Aerospace</text:p>
          </table:table-cell>
        </table:table-row>
        <table:table-row table:style-name="ro2">
          <table:table-cell office:value-type="string">
            <text:p>Mechanical Design Engineer</text:p>
          </table:table-cell>
          <table:table-cell office:value-type="string">
            <text:p>US Cargo Systems</text:p>
          </table:table-cell>
          <table:table-cell office:value-type="string">
            <text:p>Goldsboro, NC</text:p>
          </table:table-cell>
          <table:table-cell office:value-type="string">
            <text:p>https://www.linkedin.com/jobs/view/mechanical-design-engineer-at-us-cargo-systems-4179457368?position=8&amp;pageNum=0&amp;refId=VzfGarkWQfJnvMMKuhReww%3D%3D&amp;trackingId=ymfx9UgMclj03JQT7ZUiqA%3D%3D</text:p>
          </table:table-cell>
          <table:table-cell office:value-type="string">
            <text:p>Heart Aerospace</text:p>
          </table:table-cell>
        </table:table-row>
        <table:table-row table:style-name="ro2">
          <table:table-cell office:value-type="string">
            <text:p>Integration &amp; Test Engineer</text:p>
          </table:table-cell>
          <table:table-cell office:value-type="string">
            <text:p>Varda Space Industries</text:p>
          </table:table-cell>
          <table:table-cell office:value-type="string">
            <text:p>El Segundo, CA</text:p>
          </table:table-cell>
          <table:table-cell office:value-type="string">
            <text:p>https://www.linkedin.com/jobs/view/integration-test-engineer-at-varda-space-industries-4167948997?position=1&amp;pageNum=0&amp;refId=dlDqsCP4n4njDWXr4hMGeQ%3D%3D&amp;trackingId=RH%2BbLEz%2Firp8qPR0y%2FwxDw%3D%3D</text:p>
          </table:table-cell>
          <table:table-cell office:value-type="string">
            <text:p>Varda Aerospace</text:p>
          </table:table-cell>
        </table:table-row>
        <table:table-row table:style-name="ro2">
          <table:table-cell office:value-type="string">
            <text:p>Mechanical Engineer I, Structures</text:p>
          </table:table-cell>
          <table:table-cell office:value-type="string">
            <text:p>Vast</text:p>
          </table:table-cell>
          <table:table-cell office:value-type="string">
            <text:p>Long Beach, CA</text:p>
          </table:table-cell>
          <table:table-cell office:value-type="string">
            <text:p>https://www.linkedin.com/jobs/view/mechanical-engineer-i-structures-at-vast-4132943399?position=24&amp;pageNum=0&amp;refId=XSbMfzeWANzrQhd4Ifmwzg%3D%3D&amp;trackingId=ovWME9hiaj6OrVCqMa3bXw%3D%3D</text:p>
          </table:table-cell>
          <table:table-cell office:value-type="string">
            <text:p>Vast Aerospace</text:p>
          </table:table-cell>
        </table:table-row>
        <table:table-row table:style-name="ro2">
          <table:table-cell office:value-type="string">
            <text:p>Mechanical Design Engineer, Electronics Packaging</text:p>
          </table:table-cell>
          <table:table-cell office:value-type="string">
            <text:p>Vast</text:p>
          </table:table-cell>
          <table:table-cell office:value-type="string">
            <text:p>Long Beach, CA</text:p>
          </table:table-cell>
          <table:table-cell office:value-type="string">
            <text:p>https://www.linkedin.com/jobs/view/mechanical-design-engineer-electronics-packaging-at-vast-4183174251?position=33&amp;pageNum=0&amp;refId=XSbMfzeWANzrQhd4Ifmwzg%3D%3D&amp;trackingId=B2mBETCWGas32ZACTQALcA%3D%3D</text:p>
          </table:table-cell>
          <table:table-cell office:value-type="string">
            <text:p>Vast Aerospace</text:p>
          </table:table-cell>
        </table:table-row>
        <table:table-row table:style-name="ro2">
          <table:table-cell office:value-type="string">
            <text:p>Contract Procurement Coordinator (aerospace)</text:p>
          </table:table-cell>
          <table:table-cell office:value-type="string">
            <text:p>Virgin Galactic</text:p>
          </table:table-cell>
          <table:table-cell office:value-type="string">
            <text:p>Mesa, AZ</text:p>
          </table:table-cell>
          <table:table-cell office:value-type="string">
            <text:p>https://www.linkedin.com/jobs/view/contract-procurement-coordinator-aerospace-at-virgin-galactic-4171304103?position=1&amp;pageNum=0&amp;refId=0JCJnIMONZx%2BJmy84%2FYJng%3D%3D&amp;trackingId=kDfFUELJwEROWW2qOFjV6Q%3D%3D</text:p>
          </table:table-cell>
          <table:table-cell office:value-type="string">
            <text:p>Virgin Galactic</text:p>
          </table:table-cell>
        </table:table-row>
        <table:table-row table:style-name="ro2">
          <table:table-cell office:value-type="string">
            <text:p>Aircraft Engineer</text:p>
          </table:table-cell>
          <table:table-cell office:value-type="string">
            <text:p>Western Global Airlines</text:p>
          </table:table-cell>
          <table:table-cell office:value-type="string">
            <text:p>Estero, FL</text:p>
          </table:table-cell>
          <table:table-cell office:value-type="string">
            <text:p>https://www.linkedin.com/jobs/view/aircraft-engineer-at-western-global-airlines-4028063311?position=22&amp;pageNum=0&amp;refId=n1ShT5mRVhfKZSqXPJ2LgQ%3D%3D&amp;trackingId=u%2FnSCl76iOw4E5MtvZbOug%3D%3D</text:p>
          </table:table-cell>
          <table:table-cell office:value-type="string">
            <text:p>Boeing</text:p>
          </table:table-cell>
        </table:table-row>
        <table:table-row table:style-name="ro2">
          <table:table-cell office:value-type="string">
            <text:p>Mechanical Design Engineer</text:p>
          </table:table-cell>
          <table:table-cell office:value-type="string">
            <text:p>X-energy</text:p>
          </table:table-cell>
          <table:table-cell office:value-type="string">
            <text:p>Washington DC-Baltimore Area</text:p>
          </table:table-cell>
          <table:table-cell office:value-type="string">
            <text:p>https://www.linkedin.com/jobs/view/mechanical-design-engineer-at-x-energy-4194789282?position=19&amp;pageNum=0&amp;refId=VYbcHUqwoFhOkvBJe8XT%2FQ%3D%3D&amp;trackingId=pqbbLkjcsJv2yco4tIj%2FBQ%3D%3D</text:p>
          </table:table-cell>
          <table:table-cell office:value-type="string">
            <text:p>Latitude Aerospace</text:p>
          </table:table-cell>
        </table:table-row>
        <table:table-row table:style-name="ro2">
          <table:table-cell office:value-type="string">
            <text:p>Product Designer</text:p>
          </table:table-cell>
          <table:table-cell office:value-type="string">
            <text:p>Young &amp; Franklin Tactair</text:p>
          </table:table-cell>
          <table:table-cell office:value-type="string">
            <text:p>Liverpool, NY</text:p>
          </table:table-cell>
          <table:table-cell office:value-type="string">
            <text:p>https://www.linkedin.com/jobs/view/product-designer-at-young-franklin-tactair-4158582757?position=1&amp;pageNum=0&amp;refId=SWHWIejMdXJPkAg1oLZ%2FqA%3D%3D&amp;trackingId=r53icBWVVCbae6FnbTal8g%3D%3D</text:p>
          </table:table-cell>
          <table:table-cell office:value-type="string">
            <text:p>TransDigm Group</text:p>
          </table:table-cell>
        </table:table-row>
      </table:table>
      <table:database-ranges>
        <table:database-range table:target-range-address="Sheet1.A1:Sheet1.E20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9">03/29/2025</text:date>, <text:time>23:11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29T23:11:13.84</dc:date>
    <dc:creator>Yunushan Gulsen</dc:creator>
    <meta:generator>OpenOffice/4.1.15$Win32 OpenOffice.org_project/4115m2$Build-9813</meta:generator>
    <meta:editing-duration>PT7M24S</meta:editing-duration>
    <meta:editing-cycles>1</meta:editing-cycles>
    <meta:document-statistic meta:table-count="1" meta:cell-count="1045" meta:object-count="0"/>
  </office:meta>
</office:document-meta>
</file>